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xlink="http://www.w3.org/1999/xlink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xlink="http://www.w3.org/1999/xlink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dcterms:identifier">
            <text:p>dcterms:identifier</text:p>
          </table:table-cell>
          <table:table-cell table:style-name="pd1" office:value-type="string" office:string-value="dcterms:spatial">
            <text:p>dcterms:spatial</text:p>
          </table:table-cell>
          <table:table-cell table:style-name="pd1" office:value-type="string" office:string-value="aorum:dateHidden">
            <text:p>aorum:dateHidden</text:p>
          </table:table-cell>
          <table:table-cell table:style-name="pd1" office:value-type="string" office:string-value="aorum:spatialharmonise">
            <text:p>aorum:spatialharmonise</text:p>
          </table:table-cell>
          <table:table-cell table:style-name="pd1" office:value-type="string" office:string-value="aorum:spatialincertitude">
            <text:p>aorum:spatialincertitude</text:p>
          </table:table-cell>
        </table:table-row>
        <table:table-row>
          <table:table-cell office:value-type="string" office:string-value="PBE1620FF2Lou01">
            <text:p>PBE1620FF2Lou01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string" office:string-value="1610/1630">
            <text:p>1610/1630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E1630JB2Bes01">
            <text:p>PBE1630JB2Bes01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string" office:string-value="1620/1640">
            <text:p>1620/1640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6AAlBud01">
            <text:p>SEm1516AAlBud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16/1518">
            <text:p>1516/1518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6JvCLou01">
            <text:p>PBa1516JvCLou01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516/1518">
            <text:p>1516/1518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0MSBNG01">
            <text:p>SEm1500MSBNG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475/1510">
            <text:p>1475/1510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5MSBNG02">
            <text:p>SEm1505MSBNG02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00/1520">
            <text:p>1500/1520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528HolJLou01">
            <text:p>Ang1528HolJLou01</text:p>
          </table:table-cell>
          <table:table-cell office:value-type="string" office:string-value="Angleterre">
            <text:p>Angleterre</text:p>
          </table:table-cell>
          <table:table-cell office:value-type="string" office:string-value="1528/1528">
            <text:p>1528/1528</text:p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528HolJLou02">
            <text:p>Ang1528HolJLou02</text:p>
          </table:table-cell>
          <table:table-cell office:value-type="string" office:string-value="Angleterre">
            <text:p>Angleterre</text:p>
          </table:table-cell>
          <table:table-cell office:value-type="string" office:string-value="1528/1528">
            <text:p>1528/1528</text:p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30AnoBvSE01">
            <text:p>Fra1530AnoBvSE01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1520/1540">
            <text:p>1520/1540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0AnoBvSE01">
            <text:p>Fra1510AnoBvSE01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1500/1520">
            <text:p>1500/1520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0AnoBvSE02">
            <text:p>Fra1510AnoBvSE02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1500/1520">
            <text:p>1500/1520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0AnoBvSE03">
            <text:p>Fra1510AnoBvSE03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1500/1520">
            <text:p>1500/1520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0AnoBvSE04">
            <text:p>Fra1510AnoBvSE04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1500/1520">
            <text:p>1500/1520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50AnoArras">
            <text:p>Fra1550AnoArras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1525/1575">
            <text:p>1525/1575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490BeugMMB">
            <text:p>Fra1490BeugMMB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1480/1525">
            <text:p>1480/1525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1BosPra">
            <text:p>PBa1501BosPra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501/1505">
            <text:p>1501/1505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2MSBatNG">
            <text:p>SEm1512MSBatNG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11/1513">
            <text:p>1511/1513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6LCaNG01">
            <text:p>SEm1506LCaNG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06/1506">
            <text:p>1506/1506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6LCaNG02">
            <text:p>SEm1506LCaNG02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06/1506">
            <text:p>1506/1506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30AnoNG01">
            <text:p>SEm1530AnoNG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20/1550">
            <text:p>1520/1550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6QMetNG01">
            <text:p>PBa1506QMetNG01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506/1509">
            <text:p>1506/1509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0QMetNG01">
            <text:p>PBa1510QMetNG01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510/1530">
            <text:p>1510/1530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0QMetNG02">
            <text:p>PBa1510QMetNG02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510/1530">
            <text:p>1510/1530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5GDNG01">
            <text:p>PBa1515GDNG01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510/1520">
            <text:p>1510/1520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5GDNG02">
            <text:p>PBa1515GDNG02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515/1523">
            <text:p>1515/1523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5HWertNG01">
            <text:p>SEm1525HWertNG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20/1530">
            <text:p>1520/1530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533HHJNG">
            <text:p>Ang1533HHJNG</text:p>
          </table:table-cell>
          <table:table-cell office:value-type="string" office:string-value="Angleterre">
            <text:p>Angleterre</text:p>
          </table:table-cell>
          <table:table-cell office:value-type="string" office:string-value="1533/1533">
            <text:p>1533/1533</text:p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9BaegNG01">
            <text:p>SEm1529BaegNG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10/1530">
            <text:p>1510/1530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9BaegNG02">
            <text:p>SEm1529BaegNG02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10/1530">
            <text:p>1510/1530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4HBGNG01">
            <text:p>SEm1514HBGNG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14/1514">
            <text:p>1514/1514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2HBGNG02">
            <text:p>SEm1512HBGNG02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12/1512">
            <text:p>1512/1512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0JMNG">
            <text:p>PBa1520JMNG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510/1530">
            <text:p>1510/1530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0JBellNG">
            <text:p>PBa1520JBellNG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510/1530">
            <text:p>1510/1530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50MFPNG">
            <text:p>PBa1550MFPNG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525/1575">
            <text:p>1525/1575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1AmBNG01">
            <text:p>Ita1501AmBNG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0/1502">
            <text:p>1500/1502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1AmBNG02">
            <text:p>Ita1501AmBNG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0/1502">
            <text:p>1500/1502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SBottNG">
            <text:p>Ita1500SBottNG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0/1500">
            <text:p>1500/150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BottNG01">
            <text:p>Ita1500BottNG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5/1525">
            <text:p>1475/1525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BottNG02">
            <text:p>Ita1500BottNG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5/1525">
            <text:p>1475/1525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MaNG01">
            <text:p>Ita1500AMaNG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80/1510">
            <text:p>1480/151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MaNG02">
            <text:p>Ita1500AMaNG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90/1507">
            <text:p>1490/1507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MaNG03">
            <text:p>Ita1500AMaNG03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90/1507">
            <text:p>1490/1507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2LCoetcollNG">
            <text:p>Ita1502LCoetcollNG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97/1503">
            <text:p>1497/1503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VFoNG">
            <text:p>Ita1500VFoNG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5/1525">
            <text:p>1475/1525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NPiNG01">
            <text:p>Ita1500NPiNG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5/1504">
            <text:p>1475/1504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NPiNG02">
            <text:p>Ita1500NPiNG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5/1504">
            <text:p>1475/1504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BFuNG">
            <text:p>Ita1510BFuNG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90/1520">
            <text:p>1490/152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5AnoNordNG01">
            <text:p>Ita1515AnoNordNG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10/1520">
            <text:p>1510/152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40GFerrNG01">
            <text:p>Ita1540GFerrNG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30/1550">
            <text:p>1530/155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2LMaNG01">
            <text:p>Ita1522LMaNG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21/1525">
            <text:p>1521/1525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0NBeParESG">
            <text:p>Fra1500NBeParESG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1510/1530">
            <text:p>1510/1530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54FFloKSMKA">
            <text:p>PBa1554FFloKSMKA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554/1554">
            <text:p>1554/1554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5JCVLou">
            <text:p>PBa1525JCVLou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525/1530">
            <text:p>1525/1530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5BvOBoij">
            <text:p>PBa1525BvOBoij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520/1530">
            <text:p>1520/1530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0BvOCPAS">
            <text:p>PBa1520BvOCPAS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520/1520">
            <text:p>1520/1520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1MSMiNYHD">
            <text:p>PBa1521MSMiNYHD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521/1599">
            <text:p>1521/1599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7JGoMuAPi">
            <text:p>PBa1527JGoMuAPi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527/1527">
            <text:p>1527/1527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DJaLou">
            <text:p>PBa1500DJaLou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507/1550">
            <text:p>1507/1550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30SBeLou">
            <text:p>PBa1530SBeLou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520/1550">
            <text:p>1520/1550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7JGoLou">
            <text:p>PBa1517JGoLou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517/1517">
            <text:p>1517/1517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5JBeerNG01">
            <text:p>PBa1515JBeerNG01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510/1530">
            <text:p>1510/1530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0LMaNG02">
            <text:p>Ita1520LMaNG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10/1530">
            <text:p>1510/153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4LMaNG03">
            <text:p>Ita1514LMaNG03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13/1517">
            <text:p>1513/1517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6LMaNG04">
            <text:p>Ita1506LMaNG04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5/1508">
            <text:p>1505/1508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2LMaNG05">
            <text:p>Ita1522LMaNG05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22/1522">
            <text:p>1522/1522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35GPaNG01">
            <text:p>Ita1535GPaNG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30/1550">
            <text:p>1530/155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40MoNG01">
            <text:p>Ita1540MoNG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30/1550">
            <text:p>1530/155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50ASchNG01">
            <text:p>Ita1550ASchNG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25/1575">
            <text:p>1525/1575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2RaphNG01">
            <text:p>Ita1502RaphNG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1/1504">
            <text:p>1501/1504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5RaphNG02">
            <text:p>Ita1505RaphNG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5/1505">
            <text:p>1505/1505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7RaphNG03">
            <text:p>Ita1507RaphNG03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6/1508">
            <text:p>1506/1508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2BLoNG01">
            <text:p>Ita1512BLoNG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12/1512">
            <text:p>1512/1512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38GCarpiNG01">
            <text:p>Ita1538GCarpiNG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37/1549">
            <text:p>1537/1549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0BacchNG">
            <text:p>Ita1520BacchNG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10/1540">
            <text:p>1510/154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7MarzNG01">
            <text:p>Ita1507MarzNG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7/1507">
            <text:p>1507/1507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MarzNG02">
            <text:p>Ita1500MarzNG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0/1500">
            <text:p>1500/150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AWoeMuAPi01">
            <text:p>SEm1520AWoeMuAPi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20/1520">
            <text:p>1520/1520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AWoeMuAPi02">
            <text:p>SEm1520AWoeMuAPi02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20/1520">
            <text:p>1520/1520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6HWertMuAPi01">
            <text:p>SEm1526HWertMuAPi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26/1526">
            <text:p>1526/1526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6HWertMuAPi02">
            <text:p>SEm1526HWertMuAPi02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26/1526">
            <text:p>1526/1526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E1598JB1NG">
            <text:p>PBE1598JB1NG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string" office:string-value="1598/1598">
            <text:p>1598/1598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E1620AnoNG">
            <text:p>PBE1620AnoNG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string" office:string-value="1610/1630">
            <text:p>1610/1630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615KroGNM01">
            <text:p>SEm1615KroGNM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615/1615">
            <text:p>1615/1615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30BruyGNM">
            <text:p>SEm1530BruyGNM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20/1540">
            <text:p>1520/1540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49HBeGNM">
            <text:p>SEm1549HBeGNM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49/1549">
            <text:p>1549/1549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5HPlaGNM">
            <text:p>SEm1525HPlaGNM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25/1525">
            <text:p>1525/1525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2MSchMuAPi">
            <text:p>SEm1512MSchMuAPi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11/1515">
            <text:p>1511/1515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35BBeGNM">
            <text:p>SEm1535BBeGNM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35/1535">
            <text:p>1535/1535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GDatLyonMBA01">
            <text:p>PBa1500GDatLyonMBA01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475/1525">
            <text:p>1475/1525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BMoLyonMBA">
            <text:p>Ita1500BMoLyonMBA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5/1525">
            <text:p>1475/1525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5PerLyonMBA">
            <text:p>Ita1505PerLyonMBA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0/1510">
            <text:p>1500/151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20AnoLyonMBA01">
            <text:p>Fra1520AnoLyonMBA01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1510/1530">
            <text:p>1510/1530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1">
            <text:p>Fra1505MMahLyonMBA01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1500/1520">
            <text:p>1500/1520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2">
            <text:p>Fra1505MMahLyonMBA02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1500/1520">
            <text:p>1500/1520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3">
            <text:p>Fra1505MMahLyonMBA03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1500/1520">
            <text:p>1500/1520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4">
            <text:p>Fra1505MMahLyonMBA04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1500/1520">
            <text:p>1500/1520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5">
            <text:p>Fra1505MMahLyonMBA05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1500/1520">
            <text:p>1500/1520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6">
            <text:p>Fra1505MMahLyonMBA06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1500/1520">
            <text:p>1500/1520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7">
            <text:p>Fra1505MMahLyonMBA07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1500/1520">
            <text:p>1500/1520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MahLyonMBA08">
            <text:p>Fra1505MMahLyonMBA08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1500/1520">
            <text:p>1500/1520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7ClGLyonMBA">
            <text:p>Fra1507ClGLyonMBA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1507/1507">
            <text:p>1507/1507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MSCPaLyonMBA01">
            <text:p>Esp1500MSCPaLyonMBA01</text:p>
          </table:table-cell>
          <table:table-cell office:value-type="string" office:string-value="Espagne">
            <text:p>Espagne</text:p>
          </table:table-cell>
          <table:table-cell office:value-type="string" office:string-value="1475/1525">
            <text:p>1475/1525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MSCPaLyonMBA02">
            <text:p>Esp1500MSCPaLyonMBA02</text:p>
          </table:table-cell>
          <table:table-cell office:value-type="string" office:string-value="Espagne">
            <text:p>Espagne</text:p>
          </table:table-cell>
          <table:table-cell office:value-type="string" office:string-value="1475/1525">
            <text:p>1475/1525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623JStLyonMBA">
            <text:p>Fra1623JStLyonMBA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1622/1635">
            <text:p>1622/1635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0AnoChMBA01">
            <text:p>SEm1500AnoChMBA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00/1600">
            <text:p>1500/1600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ChMBA02">
            <text:p>Ita1500AnoChMBA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5/1525">
            <text:p>1475/1525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ChMBA03">
            <text:p>Ita1500AnoChMBA03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0/1600">
            <text:p>1500/160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30MRSJChMBA01">
            <text:p>Esp1530MRSJChMBA01</text:p>
          </table:table-cell>
          <table:table-cell office:value-type="string" office:string-value="Espagne">
            <text:p>Espagne</text:p>
          </table:table-cell>
          <table:table-cell office:value-type="string" office:string-value="1520/1540">
            <text:p>1520/1540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30MRSJChMBA02">
            <text:p>Esp1530MRSJChMBA02</text:p>
          </table:table-cell>
          <table:table-cell office:value-type="string" office:string-value="Espagne">
            <text:p>Espagne</text:p>
          </table:table-cell>
          <table:table-cell office:value-type="string" office:string-value="1520/1540">
            <text:p>1520/1540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637AnoGui">
            <text:p>Fra1637AnoGui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1637/1637">
            <text:p>1637/1637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5JvCMuAPi">
            <text:p>PBa1515JvCMuAPi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510/1524">
            <text:p>1510/1524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57AnoPhiMA">
            <text:p>PBa1557AnoPhiMA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557/1599">
            <text:p>1557/1599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90FariVerCas">
            <text:p>Ita1590FariVerCas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90/1600">
            <text:p>1590/160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U1629RembMH">
            <text:p>PU1629RembMH</text:p>
          </table:table-cell>
          <table:table-cell office:value-type="string" office:string-value="Provinces-Unies">
            <text:p>Provinces-Unies</text:p>
          </table:table-cell>
          <table:table-cell office:value-type="string" office:string-value="1628/1640">
            <text:p>1628/1640</text:p>
          </table:table-cell>
          <table:table-cell office:value-type="string" office:string-value="Provinces-Unies">
            <text:p>Provinces-Uni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U1656VermMET">
            <text:p>PU1656VermMET</text:p>
          </table:table-cell>
          <table:table-cell office:value-type="string" office:string-value="Provinces-Unies">
            <text:p>Provinces-Unies</text:p>
          </table:table-cell>
          <table:table-cell office:value-type="string" office:string-value="1655/1658">
            <text:p>1655/1658</text:p>
          </table:table-cell>
          <table:table-cell office:value-type="string" office:string-value="Provinces-Unies">
            <text:p>Provinces-Uni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U1657vMierKHM">
            <text:p>PU1657vMierKHM</text:p>
          </table:table-cell>
          <table:table-cell office:value-type="string" office:string-value="Provinces-Unies">
            <text:p>Provinces-Unies</text:p>
          </table:table-cell>
          <table:table-cell office:value-type="string" office:string-value="1657/1657">
            <text:p>1657/1657</text:p>
          </table:table-cell>
          <table:table-cell office:value-type="string" office:string-value="Provinces-Unies">
            <text:p>Provinces-Uni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U1650SchelGuim">
            <text:p>PU1650SchelGuim</text:p>
          </table:table-cell>
          <table:table-cell office:value-type="string" office:string-value="Provinces-Unies">
            <text:p>Provinces-Unies</text:p>
          </table:table-cell>
          <table:table-cell office:value-type="string" office:string-value="1625/1675">
            <text:p>1625/1675</text:p>
          </table:table-cell>
          <table:table-cell office:value-type="string" office:string-value="Provinces-Unies">
            <text:p>Provinces-Uni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U165XSchelV&amp;A">
            <text:p>PU165XSchelV&amp;A</text:p>
          </table:table-cell>
          <table:table-cell office:value-type="string" office:string-value="Provinces-Unies">
            <text:p>Provinces-Unies</text:p>
          </table:table-cell>
          <table:table-cell office:value-type="string" office:string-value="1625/1675">
            <text:p>1625/1675</text:p>
          </table:table-cell>
          <table:table-cell office:value-type="string" office:string-value="Provinces-Unies">
            <text:p>Provinces-Uni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U1641SaenRijks">
            <text:p>PU1641SaenRijks</text:p>
          </table:table-cell>
          <table:table-cell office:value-type="string" office:string-value="Provinces-Unies">
            <text:p>Provinces-Unies</text:p>
          </table:table-cell>
          <table:table-cell office:value-type="string" office:string-value="1641/1641">
            <text:p>1641/1641</text:p>
          </table:table-cell>
          <table:table-cell office:value-type="string" office:string-value="Provinces-Unies">
            <text:p>Provinces-Uni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RomSMSM">
            <text:p>Ita1500ARomSMSM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0/1500">
            <text:p>1500/150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5SGattiAQMNaz">
            <text:p>Ita1505SGattiAQMNaz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5/1510">
            <text:p>1505/151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1MAqRietiMC">
            <text:p>Ita1511MAqRietiMC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11/1511">
            <text:p>1511/151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8AnoRMSJeanLatran">
            <text:p>Ita1508AnoRMSJeanLatran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7/1509">
            <text:p>1507/1509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37BecLou01">
            <text:p>Ita1537BecLou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37/1537">
            <text:p>1537/1537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37BecLou02">
            <text:p>Ita1537BecLou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37/1537">
            <text:p>1537/1537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0AnoLou">
            <text:p>Ita1460Ano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50/1500">
            <text:p>1450/150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4CaroLou">
            <text:p>Ita1524Caro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24/1530">
            <text:p>1524/153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4BZeLou01">
            <text:p>Ita1494BZeLou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94/1494">
            <text:p>1494/1494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36GRoLou01">
            <text:p>Ita1536GRoLou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35/1538">
            <text:p>1535/1538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7PontLou">
            <text:p>Ita1517Pont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16/1519">
            <text:p>1516/1519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69ACaLou">
            <text:p>Ita1569ACa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69/1569">
            <text:p>1569/1569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6SaccLou">
            <text:p>Ita1516Sacc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16/1516">
            <text:p>1516/1516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5GCalLou">
            <text:p>Ita1525GCal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20/1546">
            <text:p>1520/1546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6LCoLou">
            <text:p>Ita1506LCo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6/1512">
            <text:p>1506/1512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8AdSLou01">
            <text:p>Ita1518AdSLou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18/1519">
            <text:p>1518/1519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3RaphLou01">
            <text:p>Ita1503RaphLou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2/1510">
            <text:p>1502/151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PerLou01">
            <text:p>Ita1475PerLou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90/1500">
            <text:p>1490/150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BoltLou">
            <text:p>Ita1500Bolt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0/1500">
            <text:p>1500/150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80AnoLou01">
            <text:p>Ita1580AnoLou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50/1600">
            <text:p>1550/160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BPeLou">
            <text:p>Ita1500BPe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5/1537">
            <text:p>1475/1537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BLuLou01">
            <text:p>Ita1500BLuLou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5/1530">
            <text:p>1475/153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670CDoLou01">
            <text:p>Ita1670CDoLou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670/1690">
            <text:p>1670/169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653CDoLou 02">
            <text:p>Ita1653CDoLou 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652/1660">
            <text:p>1652/166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40PBoLou">
            <text:p>Ita1540PBo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40/1540">
            <text:p>1540/154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5GSavLou">
            <text:p>Ita1525GSav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20/1530">
            <text:p>1520/153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88TintoLou">
            <text:p>Ita1588Tinto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87/1589">
            <text:p>1587/1589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75JBaLou">
            <text:p>Ita1575JBa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70/1600">
            <text:p>1570/160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55VeroLou">
            <text:p>Ita1555Vero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58/1560">
            <text:p>1558/156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50PdCLou">
            <text:p>Ita1450PdC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80/1525">
            <text:p>1480/1525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PerLou02">
            <text:p>Ita1475PerLou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82/1484">
            <text:p>1482/1484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LdCLou01">
            <text:p>Ita1480LdCLou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0/1525">
            <text:p>1470/1525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7RaphLou02">
            <text:p>Ita1507RaphLou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6/1509">
            <text:p>1506/1509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MdOLou">
            <text:p>Ita1500MdO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5/1550">
            <text:p>1475/155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OrtLou">
            <text:p>Ita1500Ort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5/1530">
            <text:p>1475/153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600AnoLou02">
            <text:p>Ita1600AnoLou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75/1675">
            <text:p>1575/1675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1AMaLou01">
            <text:p>Ita1481AMaLou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7/1490">
            <text:p>1477/149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56AMaLou02">
            <text:p>Ita1456AMaLou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56/1459">
            <text:p>1456/1459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BdGLou01">
            <text:p>Ita1475BdGLou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80/1501">
            <text:p>1480/150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5AMaLou03">
            <text:p>Ita1495AMaLou03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95/1496">
            <text:p>1495/1496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MaLou04">
            <text:p>Ita1500AMaLou04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99/1502">
            <text:p>1499/1502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6AMaLou05">
            <text:p>Ita1496AMaLou05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96/1497">
            <text:p>1496/1497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BATLou01">
            <text:p>Ita1500BATLou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5/1502">
            <text:p>1475/1502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BdGLou02">
            <text:p>Ita1475BdGLou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80/1501">
            <text:p>1480/150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FnoLiLou01">
            <text:p>Ita1475FnoLiLou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0/1480">
            <text:p>1470/148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FnoLiLou02">
            <text:p>Ita1475FnoLiLou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60/1490">
            <text:p>1460/149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LdVLou">
            <text:p>Ita1475LdV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60/1480">
            <text:p>1460/148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SodLou">
            <text:p>Ita1475Sod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7/1509">
            <text:p>1507/1509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50BdPLou">
            <text:p>Ita1450BdP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25/1480">
            <text:p>1425/148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7ASolLou01">
            <text:p>Ita1507ASolLou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6/1520">
            <text:p>1506/152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9ASolLou02">
            <text:p>Ita1509ASolLou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8/1510">
            <text:p>1508/151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6RaphLou04">
            <text:p>Ita1516RaphLou04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15/1519">
            <text:p>1515/1519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6RaphLou05">
            <text:p>Ita1516RaphLou05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15/1517">
            <text:p>1515/1517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1RaphLou06">
            <text:p>Ita1501RaphLou06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1/1501">
            <text:p>1501/150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5AdSLou02">
            <text:p>Ita1515AdSLou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10/1517">
            <text:p>1510/1517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2PerLou03">
            <text:p>Ita1502PerLou03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3/1505">
            <text:p>1503/1505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6LoSpLou">
            <text:p>Ita1506LoSp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5/1520">
            <text:p>1505/152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LMaLou">
            <text:p>Ita1500LMa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5/1528">
            <text:p>1475/1528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GaroLou01">
            <text:p>Ita1500GaroLou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5/1575">
            <text:p>1475/1575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GdBLou">
            <text:p>Ita1475GdB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0/1530">
            <text:p>1470/153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6MAlbLou">
            <text:p>Ita1506MAlb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6/1506">
            <text:p>1506/1506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BZeLou02">
            <text:p>Ita1475BZeLou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11/1513">
            <text:p>1511/1513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PerLou04">
            <text:p>Ita1475PerLou04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80/1493">
            <text:p>1480/1493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PerLou05">
            <text:p>Ita1475PerLou05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90/1500">
            <text:p>1490/150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FMaLou">
            <text:p>Ita1500FMa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5/1505">
            <text:p>1475/1505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AmBLou01">
            <text:p>Ita1475AmBLou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0/1523">
            <text:p>1470/1523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AmBLou02">
            <text:p>Ita1475AmBLou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0/1523">
            <text:p>1470/1523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AmBLou03">
            <text:p>Ita1475AmBLou03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0/1525">
            <text:p>1470/1525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0CBraLouA">
            <text:p>Ita1490CBraLouA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80/1501">
            <text:p>1480/150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0CBraLouC">
            <text:p>Ita1490CBraLouC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80/1501">
            <text:p>1480/150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0CBraLouB">
            <text:p>Ita1490CBraLouB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80/1501">
            <text:p>1480/150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50GBelLou01">
            <text:p>Ita1450GBelLou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65/1470">
            <text:p>1465/147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50GBelLou02">
            <text:p>Ita1450GBelLou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64/1470">
            <text:p>1464/147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50AnoLou03">
            <text:p>Ita1450AnoLou03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25/1480">
            <text:p>1425/148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50AnoLou04">
            <text:p>Ita1450AnoLou04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25/1480">
            <text:p>1425/148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4LdCLou02">
            <text:p>Ita1494LdCLou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94/1494">
            <text:p>1494/1494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Lou05">
            <text:p>Ita1500AnoLou05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5/1550">
            <text:p>1475/155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Lou06">
            <text:p>Ita1500AnoLou06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5/1530">
            <text:p>1475/153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Lou06">
            <text:p>Ita1500AnoLou06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5/1550">
            <text:p>1475/155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AnoLou07">
            <text:p>Ita1510AnoLou07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0/1540">
            <text:p>1500/154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3SBottLou03">
            <text:p>Ita14Q3SBottLou03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60/1480">
            <text:p>1460/148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3FnoLiLou03">
            <text:p>Ita14Q3FnoLiLou03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2/1475">
            <text:p>1472/1475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4NdLLouD">
            <text:p>Ita14Q4NdLLouD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92/1492">
            <text:p>1492/1492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4NdLLouE">
            <text:p>Ita14Q4NdLLouE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92/1492">
            <text:p>1492/1492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4NdLLouA">
            <text:p>Ita14Q4NdLLouA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92/1492">
            <text:p>1492/1492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4NdLLouC">
            <text:p>Ita14Q4NdLLouC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92/1492">
            <text:p>1492/1492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4NdLLouB">
            <text:p>Ita14Q4NdLLouB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92/1492">
            <text:p>1492/1492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0AnoLou08">
            <text:p>Ita1460AnoLou08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50/1470">
            <text:p>1450/147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2NdLaLou">
            <text:p>Ita1492NdLa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91/1493">
            <text:p>1491/1493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3GdPLou">
            <text:p>Ita14Q3GdP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25/1480">
            <text:p>1425/148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2PintuLou">
            <text:p>Ita1502Pintu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1/1509">
            <text:p>1501/1509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0AnoLou09">
            <text:p>Ita1460AnoLou09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50/1500">
            <text:p>1450/150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Q1SBottLou04">
            <text:p>Ita15Q1SBottLou04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0/1525c">
            <text:p>1500/1525c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BATLou02">
            <text:p>Ita1475BATLou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0/1530">
            <text:p>1470/153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3PerLou06">
            <text:p>Ita14Q3PerLou06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3/1475">
            <text:p>1473/1475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3PerLou07">
            <text:p>Ita14Q3PerLou07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3/1475">
            <text:p>1473/1475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3PerLou08">
            <text:p>Ita14Q3PerLou08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3/1475">
            <text:p>1473/1475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X1GaroLou02">
            <text:p>Ita15X1GaroLou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5/1550">
            <text:p>1475/155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SellLou">
            <text:p>Ita1475Sell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0/1493">
            <text:p>1470/1493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3SBottLou05">
            <text:p>Ita14Q3SBottLou05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25/1480">
            <text:p>1425/148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50LoSpLou01">
            <text:p>Ita1450LoSpLou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25/1528">
            <text:p>1425/1528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Lou07">
            <text:p>Ita1500AnoLou07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5/1550">
            <text:p>1475/155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FFrLou">
            <text:p>Ita1475FFr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0/1530">
            <text:p>1470/153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X2AnoLou">
            <text:p>Ita15X2Ano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25/1625">
            <text:p>1525/1625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LdCLou">
            <text:p>Ita1475LdC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5/1530">
            <text:p>1475/153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3FFrLou">
            <text:p>Ita1513FFr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13/1513">
            <text:p>1513/1513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LFa1513Lou">
            <text:p>ItaLFa1513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13/1513">
            <text:p>1513/1513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RaphLou">
            <text:p>Ita1500Raph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5/1600">
            <text:p>1475/160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X1MDALou">
            <text:p>Ita15X1MDA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5/1550">
            <text:p>1475/155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X2GMuzLou">
            <text:p>Ita15X2GMuz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50/1625">
            <text:p>1550/1625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1LoSpLou02">
            <text:p>Ita1511LoSpLou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11/1511">
            <text:p>1511/151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Q4NPiLou">
            <text:p>Ita14Q4NPi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5/1525">
            <text:p>1475/1525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PCoccLou">
            <text:p>Ita1500PCocc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5/1530">
            <text:p>1475/153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3SignoLou">
            <text:p>Ita1493Signo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93/1494">
            <text:p>1493/1494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75OrtLou">
            <text:p>Ita1575Ort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70/1630">
            <text:p>1570/163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4GdiPaLou">
            <text:p>Ita1504GdiPa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4/1512">
            <text:p>1504/1512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8BFaLou">
            <text:p>Ita1518BFa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18/1518">
            <text:p>1518/1518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X1AnoLou">
            <text:p>Ita15X1Ano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5/1550">
            <text:p>1475/155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Lou08">
            <text:p>Ita1500AnoLou08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5/1540">
            <text:p>1475/154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HWertBNM01">
            <text:p>SEm1515HWertBNM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15/1515">
            <text:p>1515/1515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HWertBNM02">
            <text:p>SEm1515HWertBNM02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15/1515">
            <text:p>1515/1515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HWertBNM03">
            <text:p>SEm1515HWertBNM03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15/1515">
            <text:p>1515/1515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HWertBNM04">
            <text:p>SEm1515HWertBNM04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15/1515">
            <text:p>1515/1515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30GaroPamph">
            <text:p>Ita1530GaroPamph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20/1540">
            <text:p>1520/154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8GaroPamph">
            <text:p>Ita1518GaroPamph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17/1519">
            <text:p>1517/1519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E1610JB1atPamph01">
            <text:p>PBE1610JB1atPamph01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string" office:string-value="1600/1620">
            <text:p>1600/1620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E1600JB1HB1Pamph01">
            <text:p>PBE1600JB1HB1Pamph01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string" office:string-value="1575/1625">
            <text:p>1575/1625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LMaPamph01">
            <text:p>Ita1510LMaPamph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0/1520">
            <text:p>1500/152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600VanniPamph">
            <text:p>Ita1600VanniPamph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75/1650">
            <text:p>1575/165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5AnoFerrPamph">
            <text:p>Ita1525AnoFerrPamph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25/1525">
            <text:p>1525/1525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5BStriGNM">
            <text:p>SEm1505BStriGNM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00/1507">
            <text:p>1500/1507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84LCaJGNM">
            <text:p>SEm1584LCaJGNM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84/1584">
            <text:p>1584/1584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8AAlGNM">
            <text:p>SEm1518AAlGNM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18/1518">
            <text:p>1518/1518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AAlGNM01">
            <text:p>SEm1520AAlGNM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10/1530">
            <text:p>1510/1530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AAlGNM02">
            <text:p>SEm1520AAlGNM02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10/1530">
            <text:p>1510/1530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AAlGNM03">
            <text:p>SEm1520AAlGNM03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10/1530">
            <text:p>1510/1530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MRSbGNM01">
            <text:p>SEm1515MRSbGNM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10/1520">
            <text:p>1510/1520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MRSbGNM02">
            <text:p>SEm1515MRSbGNM02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10/1520">
            <text:p>1510/1520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2BBeGNM01">
            <text:p>SEm1522BBeGNM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21/1525">
            <text:p>1521/1525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2BBeGNM02">
            <text:p>SEm1522BBeGNM02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22/1524">
            <text:p>1522/1524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5MGutGNM01">
            <text:p>SEm1505MGutGNM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00/1510">
            <text:p>1500/1510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5MGutGNM02">
            <text:p>SEm1505MGutGNM02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00/1510">
            <text:p>1500/1510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1">
            <text:p>CH1480MOeBDiBA01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1470/1530">
            <text:p>1470/1530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516AnoDiBA01A">
            <text:p>CH1516AnoDiBA01A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1516/1516">
            <text:p>1516/1516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516AnoDiBA01B">
            <text:p>CH1516AnoDiBA01B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1516/1516">
            <text:p>1516/1516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2A">
            <text:p>CH1480MOeBDiBA02A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1470/1530">
            <text:p>1470/1530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2B">
            <text:p>CH1480MOeBDiBA02B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1470/1530">
            <text:p>1470/1530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2C">
            <text:p>CH1480MOeBDiBA02C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1470/1530">
            <text:p>1470/1530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2D">
            <text:p>CH1480MOeBDiBA02D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1470/1530">
            <text:p>1470/1530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3A">
            <text:p>CH1480MOeBDiBA03A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1470/1530">
            <text:p>1470/1530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480MOeBDiBA03B">
            <text:p>CH1480MOeBDiBA03B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1470/1530">
            <text:p>1470/1530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CH1500AnoDiBA01">
            <text:p>CH1500AnoDiBA01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string" office:string-value="1475/1530">
            <text:p>1475/1530</text:p>
          </table:table-cell>
          <table:table-cell office:value-type="string" office:string-value="Confédération helvétique">
            <text:p>Confédération helvétiqu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0AnoDiBA01">
            <text:p>Fra1500AnoDiBA01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1500/1515">
            <text:p>1500/1515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VFoDiBA">
            <text:p>Ita1480VFoDiBA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80/1500">
            <text:p>1480/150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600AnoDiBA01">
            <text:p>Fra1600AnoDiBA01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1600/1699">
            <text:p>1600/1699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5XAnoDiBA">
            <text:p>Fra155XAnoDiBA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1530/1570">
            <text:p>1530/1570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5MComDiBA">
            <text:p>Fra1505MComDiBA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1505/1531">
            <text:p>1505/1531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BramRijks01">
            <text:p>Ita1500BramRijks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5/1540">
            <text:p>1475/154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LMaRijks01">
            <text:p>Ita1510LMaRijks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0/1528">
            <text:p>1500/1528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0LCoRijks01">
            <text:p>Ita1490LCoRijks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80/1520">
            <text:p>1480/152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5SellRijks01">
            <text:p>Ita1485SellRijks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80/1530">
            <text:p>1480/153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0ZagaRijks01">
            <text:p>Ita1470ZagaRijks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60/1510">
            <text:p>1460/151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5GaroRijks01">
            <text:p>Ita1515GaroRijks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10/1550">
            <text:p>1510/155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5GFerrRijks01">
            <text:p>Ita1525GFerrRijks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20/1540">
            <text:p>1520/154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475AnoRijks01">
            <text:p>Esp1475AnoRijks01</text:p>
          </table:table-cell>
          <table:table-cell office:value-type="string" office:string-value="Espagne">
            <text:p>Espagne</text:p>
          </table:table-cell>
          <table:table-cell office:value-type="string" office:string-value="1470/1500">
            <text:p>1470/1500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0AnoRijks01">
            <text:p>SEm1490AnoRijks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480/1500">
            <text:p>1480/1500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57AnoRijks01">
            <text:p>PBa1557AnoRijks01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556/1625">
            <text:p>1556/1625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MPerrRijks01">
            <text:p>PBa1500MPerrRijks01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475/1530">
            <text:p>1475/1530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35GaroRijks01">
            <text:p>Ita1535GaroRijks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30/1540">
            <text:p>1530/154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80MLUrsRijks01">
            <text:p>SEm1480MLUrsRijks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470/1490">
            <text:p>1470/1490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2CimaRijks01">
            <text:p>Ita1512CimaRijks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12/1517">
            <text:p>1512/1517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0AnoRijks01">
            <text:p>SEm1500AnoRijks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475/1525">
            <text:p>1475/1525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75GleisRijks">
            <text:p>SEm1475GleisRijks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470/1525">
            <text:p>1470/1525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0AnoRijks02">
            <text:p>SEm1500AnoRijks02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475/1525">
            <text:p>1475/1525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MAlleRijks01">
            <text:p>Ita1480MAlleRijks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80/1515">
            <text:p>1480/1515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1VCriRijks01">
            <text:p>Ita1481VCriRijks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81/1502">
            <text:p>1481/1502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mBRijks01">
            <text:p>Ita1500AmBRijks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0/1523">
            <text:p>1500/1523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0MacrRijks01">
            <text:p>Ita1490MacrRijks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90/1527">
            <text:p>1490/1527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5PordRijks01">
            <text:p>Ita1525PordRijks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20/1575">
            <text:p>1520/1575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MFogoRijks01">
            <text:p>Ita1510MFogoRijks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10/1520">
            <text:p>1510/152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U1609AnoRijks01">
            <text:p>PU1609AnoRijks01</text:p>
          </table:table-cell>
          <table:table-cell office:value-type="string" office:string-value="Provinces-Unies">
            <text:p>Provinces-Unies</text:p>
          </table:table-cell>
          <table:table-cell office:value-type="string" office:string-value="1608/1634">
            <text:p>1608/1634</text:p>
          </table:table-cell>
          <table:table-cell office:value-type="string" office:string-value="Provinces-Unies">
            <text:p>Provinces-Uni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U1627vBorcRijks">
            <text:p>PU1627vBorcRijks</text:p>
          </table:table-cell>
          <table:table-cell office:value-type="string" office:string-value="Provinces-Unies">
            <text:p>Provinces-Unies</text:p>
          </table:table-cell>
          <table:table-cell office:value-type="string" office:string-value="1627/1627">
            <text:p>1627/1627</text:p>
          </table:table-cell>
          <table:table-cell office:value-type="string" office:string-value="Provinces-Unies">
            <text:p>Provinces-Uni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E1610FF2Rijks">
            <text:p>PBE1610FF2Rijks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string" office:string-value="1600/1630">
            <text:p>1600/1630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E1616FF2Rijks">
            <text:p>PBE1616FF2Rijks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string" office:string-value="1616/1616">
            <text:p>1616/1616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600BosRijks">
            <text:p>PBa1600BosRijks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575/1625">
            <text:p>1575/1625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8FraBSMarc">
            <text:p>Ita1498FraBSMarc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97/1499">
            <text:p>1497/1499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SMarc">
            <text:p>Ita1500AnoSMarc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5/1525">
            <text:p>1475/1525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3AMaOff">
            <text:p>Ita1463AMa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63/1464">
            <text:p>1463/1464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5VerroetLeoVOff">
            <text:p>Ita1475VerroetLeoV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60/1480">
            <text:p>1460/148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2LeoVOff">
            <text:p>Ita1472LeoV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1/1473">
            <text:p>1471/1473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8FnoLiOff">
            <text:p>Ita1478FnoLi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7/1490">
            <text:p>1477/149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3FnoLiOff">
            <text:p>Ita1493FnoLi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92/1500">
            <text:p>1492/150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6FnoLiOff">
            <text:p>Ita1496FnoLi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96/1496">
            <text:p>1496/1496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5SBottOff1">
            <text:p>Ita1495SBottOff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90/1500">
            <text:p>1490/150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5SBottOff">
            <text:p>Ita1485SBott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80/1490">
            <text:p>1480/149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7SBottOff">
            <text:p>Ita1487SBott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86/1488">
            <text:p>1486/1488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8SBottOff">
            <text:p>Ita1488SBott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87/1500">
            <text:p>1487/150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9SBottOff">
            <text:p>Ita1489SBott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89/1490">
            <text:p>1489/149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0PredisOff">
            <text:p>Ita1490Predis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90/1500">
            <text:p>1490/150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2PerOff1">
            <text:p>Ita1492PerOff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91/1493">
            <text:p>1491/1493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3PerOff">
            <text:p>Ita1493Per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92/1495">
            <text:p>1492/1495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PalmOff">
            <text:p>Ita1500Palm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5/1510">
            <text:p>1475/151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MemOff">
            <text:p>Ita1500Mem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5/1525">
            <text:p>1475/1525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5LdCOff">
            <text:p>Ita1495LdC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90/1498">
            <text:p>1490/1498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5LdCOff1">
            <text:p>Ita1505LdCOff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0/1520">
            <text:p>1500/152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5FMainOff">
            <text:p>Ita1505FMain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5/1505">
            <text:p>1505/1505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5SignoOff">
            <text:p>Ita1485Signo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86/1489">
            <text:p>1486/1489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SignoOff1">
            <text:p>Ita1510SignoOff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0/1520">
            <text:p>1500/152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AnoOff">
            <text:p>Ita1510Ano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10/1520">
            <text:p>1510/152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3RaphOff01">
            <text:p>Ita1503RaphOff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1/1503">
            <text:p>1501/1503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8RaphOff">
            <text:p>Ita1518Raph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17/1519">
            <text:p>1517/1519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BrescOff">
            <text:p>Ita1510Bresc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10/1520">
            <text:p>1510/152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BugiaOff">
            <text:p>Ita1510Bugia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0/1520">
            <text:p>1500/152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AdSOff">
            <text:p>Ita1510AdS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0/1520">
            <text:p>1500/152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5AdSOff">
            <text:p>Ita1515AdS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10/1520">
            <text:p>1510/152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3IndacOff">
            <text:p>Ita1513Indac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12/1514">
            <text:p>1512/1514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5GranOff">
            <text:p>Ita1515Gran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10/1518">
            <text:p>1510/1518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7GranOff">
            <text:p>Ita1517Gran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16/1518">
            <text:p>1516/1518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BugiaOff1">
            <text:p>Ita1510BugiaOff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0/1520">
            <text:p>1500/152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7BacchOff">
            <text:p>Ita1517Bacch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16/1518">
            <text:p>1516/1518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5PuliOff">
            <text:p>Ita1515Puli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10/1520">
            <text:p>1510/152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2LeonbrOff">
            <text:p>Ita1522Leonbr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21/1523">
            <text:p>1521/1523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2PiombOff">
            <text:p>Ita1512PiombOff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12/1512">
            <text:p>1512/1512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74MAlbChaBA">
            <text:p>Ita1474MAlbChaBA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4/1515">
            <text:p>1474/1515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59GBelCollP">
            <text:p>Ita1459GBelCollP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59/1516">
            <text:p>1459/1516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50GCozLMdPP">
            <text:p>Ita1450GCozLMdPP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50/1517">
            <text:p>1450/1517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616CDoMarBA">
            <text:p>Ita1616CDoMarBA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616/1686">
            <text:p>1616/1686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0DGhiLou">
            <text:p>Ita1460DGhiLou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60/1513">
            <text:p>1460/1513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450MdRedPra03">
            <text:p>PBa1450MdRedPra03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425/1475">
            <text:p>1425/1475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435WeydPra">
            <text:p>PBa1435WeydPra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435/1443">
            <text:p>1435/1443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445NFrancPra">
            <text:p>Esp1445NFrancPra</text:p>
          </table:table-cell>
          <table:table-cell office:value-type="string" office:string-value="Espagne">
            <text:p>Espagne</text:p>
          </table:table-cell>
          <table:table-cell office:value-type="string" office:string-value="1445/1460">
            <text:p>1445/1460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7GRoGFPenPra">
            <text:p>Ita1517GRoGFPenPra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16/1518">
            <text:p>1516/1518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0JBeerEco">
            <text:p>PBa1520JBeerEco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510/1530">
            <text:p>1510/1530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6MdOgEco">
            <text:p>Ita1506MdOgEco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6/1506">
            <text:p>1506/1506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AnoEco01">
            <text:p>Ita1480AnoEco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0/1500">
            <text:p>1470/150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AnoEco02">
            <text:p>Ita1480AnoEco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0/1500">
            <text:p>1470/150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AnoEco03">
            <text:p>Ita1480AnoEco03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0/1500">
            <text:p>1470/150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AnoEco04">
            <text:p>Ita1480AnoEco04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0/1500">
            <text:p>1470/150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5SBottEco">
            <text:p>Ita1505SBottEco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0/1520">
            <text:p>1500/152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9NBeEco">
            <text:p>Fra1519NBeEco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1518/1530">
            <text:p>1518/1530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0AnoEco01">
            <text:p>Fra1500AnoEco01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1475/1575">
            <text:p>1475/1575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00AnoEco02">
            <text:p>Fra1500AnoEco02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1475/1575">
            <text:p>1475/1575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5JLioEco01">
            <text:p>Fra1515JLioEco01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1515/1515">
            <text:p>1515/1515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5JLioEco02">
            <text:p>Fra1515JLioEco02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1515/1515">
            <text:p>1515/1515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515JLioEco03">
            <text:p>Fra1515JLioEco03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1515/1515">
            <text:p>1515/1515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AnoEco">
            <text:p>Esp1500AnoEco</text:p>
          </table:table-cell>
          <table:table-cell office:value-type="string" office:string-value="Espagne">
            <text:p>Espagne</text:p>
          </table:table-cell>
          <table:table-cell office:value-type="string" office:string-value="1475/1625">
            <text:p>1475/1625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Fra1600AnoEco">
            <text:p>Fra1600AnoEco</text:p>
          </table:table-cell>
          <table:table-cell office:value-type="string" office:string-value="Royaume de France">
            <text:p>Royaume de France</text:p>
          </table:table-cell>
          <table:table-cell office:value-type="string" office:string-value="1575/1700">
            <text:p>1575/1700</text:p>
          </table:table-cell>
          <table:table-cell office:value-type="string" office:string-value="Royaume de France">
            <text:p>Royaume de Franc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468GallDiBA">
            <text:p>Esp1468GallDiBA</text:p>
          </table:table-cell>
          <table:table-cell office:value-type="string" office:string-value="Espagne">
            <text:p>Espagne</text:p>
          </table:table-cell>
          <table:table-cell office:value-type="string" office:string-value="1468/1507">
            <text:p>1468/1507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625NomeDiBA">
            <text:p>Ita1625NomeDiBA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625/1651">
            <text:p>1625/165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E1500AnoMons">
            <text:p>PBE1500AnoMons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string" office:string-value="1500/1500">
            <text:p>1500/1500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GallCollP">
            <text:p>Esp1500GallCollP</text:p>
          </table:table-cell>
          <table:table-cell office:value-type="string" office:string-value="Espagne">
            <text:p>Espagne</text:p>
          </table:table-cell>
          <table:table-cell office:value-type="string" office:string-value="1500/1510">
            <text:p>1500/1510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486SedaCollP">
            <text:p>Esp1486SedaCollP</text:p>
          </table:table-cell>
          <table:table-cell office:value-type="string" office:string-value="Espagne">
            <text:p>Espagne</text:p>
          </table:table-cell>
          <table:table-cell office:value-type="string" office:string-value="1486/1512">
            <text:p>1486/1512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491PBerrPra01">
            <text:p>Esp1491PBerrPra01</text:p>
          </table:table-cell>
          <table:table-cell office:value-type="string" office:string-value="Espagne">
            <text:p>Espagne</text:p>
          </table:table-cell>
          <table:table-cell office:value-type="string" office:string-value="1490/1500">
            <text:p>1490/1500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8JBorgoDallas">
            <text:p>Esp1508JBorgoDallas</text:p>
          </table:table-cell>
          <table:table-cell office:value-type="string" office:string-value="Espagne">
            <text:p>Espagne</text:p>
          </table:table-cell>
          <table:table-cell office:value-type="string" office:string-value="1508/1514">
            <text:p>1508/1514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AnoMASA01">
            <text:p>Por1500AnoMASA01</text:p>
          </table:table-cell>
          <table:table-cell office:value-type="string" office:string-value="Portugal (?)">
            <text:p>Portugal (?)</text:p>
          </table:table-cell>
          <table:table-cell office:value-type="string" office:string-value="1475/1600">
            <text:p>1475/1600</text:p>
          </table:table-cell>
          <table:table-cell office:value-type="string" office:string-value="Portugal">
            <text:p>Portugal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Por1500AnoMASA02">
            <text:p>Por1500AnoMASA02</text:p>
          </table:table-cell>
          <table:table-cell office:value-type="string" office:string-value="Portugal">
            <text:p>Portugal</text:p>
          </table:table-cell>
          <table:table-cell office:value-type="string" office:string-value="1475/1700">
            <text:p>1475/170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485AnoFCG">
            <text:p>PBa1485AnoFCG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470/1500">
            <text:p>1470/1500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VGilEFMdC">
            <text:p>Por1500VGilEFMdC</text:p>
          </table:table-cell>
          <table:table-cell office:value-type="string" office:string-value="Portugal">
            <text:p>Portugal</text:p>
          </table:table-cell>
          <table:table-cell office:value-type="string" office:string-value="1475/1530">
            <text:p>1475/153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30FCarloEFMdC">
            <text:p>Por1530FCarloEFMdC</text:p>
          </table:table-cell>
          <table:table-cell office:value-type="string" office:string-value="Portugal">
            <text:p>Portugal</text:p>
          </table:table-cell>
          <table:table-cell office:value-type="string" office:string-value="1520/1540">
            <text:p>1520/154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EFMdC01">
            <text:p>Por1508FHenrEFMdC01</text:p>
          </table:table-cell>
          <table:table-cell office:value-type="string" office:string-value="Portugal">
            <text:p>Portugal</text:p>
          </table:table-cell>
          <table:table-cell office:value-type="string" office:string-value="1507/1513">
            <text:p>1507/1513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FCarloEFMdC">
            <text:p>Por1520FCarloEFMdC</text:p>
          </table:table-cell>
          <table:table-cell office:value-type="string" office:string-value="Portugal">
            <text:p>Portugal</text:p>
          </table:table-cell>
          <table:table-cell office:value-type="string" office:string-value="1510/1540">
            <text:p>1510/154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EFMdC02">
            <text:p>Por1508FHenrEFMdC02</text:p>
          </table:table-cell>
          <table:table-cell office:value-type="string" office:string-value="Portugal">
            <text:p>Portugal</text:p>
          </table:table-cell>
          <table:table-cell office:value-type="string" office:string-value="1507/1513">
            <text:p>1507/1513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EFMdC03">
            <text:p>Por1508FHenrEFMdC03</text:p>
          </table:table-cell>
          <table:table-cell office:value-type="string" office:string-value="Portugal">
            <text:p>Portugal</text:p>
          </table:table-cell>
          <table:table-cell office:value-type="string" office:string-value="1507/1513">
            <text:p>1507/1513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50AnoEFMdC">
            <text:p>Ita1550AnoEFMdC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25/1575">
            <text:p>1525/1575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5AYsenEFMdC">
            <text:p>PBa1525AYsenEFMdC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520/1575">
            <text:p>1520/1575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MREEFMdC">
            <text:p>PBa1500MREEFMdC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475/1525">
            <text:p>1475/1525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50AnoEFMdC_01">
            <text:p>Por1550AnoEFMdC_01</text:p>
          </table:table-cell>
          <table:table-cell office:value-type="string" office:string-value="Portugal">
            <text:p>Portugal</text:p>
          </table:table-cell>
          <table:table-cell office:value-type="string" office:string-value="1525/1625">
            <text:p>1525/1625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52DConEFMdC">
            <text:p>Por1552DConEFMdC</text:p>
          </table:table-cell>
          <table:table-cell office:value-type="string" office:string-value="Portugal">
            <text:p>Portugal</text:p>
          </table:table-cell>
          <table:table-cell office:value-type="string" office:string-value="1551/1555">
            <text:p>1551/1555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50DConEFMdC_01">
            <text:p>Por1550DConEFMdC_01</text:p>
          </table:table-cell>
          <table:table-cell office:value-type="string" office:string-value="Portugal">
            <text:p>Portugal</text:p>
          </table:table-cell>
          <table:table-cell office:value-type="string" office:string-value="1525/1575">
            <text:p>1525/1575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40DConEFMdC">
            <text:p>Por1540DConEFMdC</text:p>
          </table:table-cell>
          <table:table-cell office:value-type="string" office:string-value="Portugal">
            <text:p>Portugal</text:p>
          </table:table-cell>
          <table:table-cell office:value-type="string" office:string-value="1530/1562">
            <text:p>1530/1562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5PontDiBA">
            <text:p>Ita1515PontDiBA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10/1520">
            <text:p>1510/152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50DConEFMdC_02">
            <text:p>Por1550DConEFMdC_02</text:p>
          </table:table-cell>
          <table:table-cell office:value-type="string" office:string-value="Portugal">
            <text:p>Portugal</text:p>
          </table:table-cell>
          <table:table-cell office:value-type="string" office:string-value="1525/1575">
            <text:p>1525/1575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46DConEFMdC">
            <text:p>Por1546DConEFMdC</text:p>
          </table:table-cell>
          <table:table-cell office:value-type="string" office:string-value="Portugal">
            <text:p>Portugal</text:p>
          </table:table-cell>
          <table:table-cell office:value-type="string" office:string-value="1546/1546">
            <text:p>1546/1546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50AnoEFMdC_02">
            <text:p>Por1550AnoEFMdC_02</text:p>
          </table:table-cell>
          <table:table-cell office:value-type="string" office:string-value="Portugal">
            <text:p>Portugal</text:p>
          </table:table-cell>
          <table:table-cell office:value-type="string" office:string-value="1525/1575">
            <text:p>1525/1575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44GLopEFMdC01">
            <text:p>Por1544GLopEFMdC01</text:p>
          </table:table-cell>
          <table:table-cell office:value-type="string" office:string-value="Portugal">
            <text:p>Portugal</text:p>
          </table:table-cell>
          <table:table-cell office:value-type="string" office:string-value="1544/1544">
            <text:p>1544/1544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44GLopEFMdC02">
            <text:p>Por1544GLopEFMdC02</text:p>
          </table:table-cell>
          <table:table-cell office:value-type="string" office:string-value="Portugal">
            <text:p>Portugal</text:p>
          </table:table-cell>
          <table:table-cell office:value-type="string" office:string-value="1544/1544">
            <text:p>1544/1544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5AnoEFMdC">
            <text:p>Por1525AnoEFMdC</text:p>
          </table:table-cell>
          <table:table-cell office:value-type="string" office:string-value="Portugal">
            <text:p>Portugal</text:p>
          </table:table-cell>
          <table:table-cell office:value-type="string" office:string-value="1520/1575">
            <text:p>1520/1575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30AnoEFMdC01">
            <text:p>Por1530AnoEFMdC01</text:p>
          </table:table-cell>
          <table:table-cell office:value-type="string" office:string-value="Portugal">
            <text:p>Portugal</text:p>
          </table:table-cell>
          <table:table-cell office:value-type="string" office:string-value="1520/1540">
            <text:p>1520/154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30AnoEFMdC02">
            <text:p>Por1530AnoEFMdC02</text:p>
          </table:table-cell>
          <table:table-cell office:value-type="string" office:string-value="Portugal">
            <text:p>Portugal</text:p>
          </table:table-cell>
          <table:table-cell office:value-type="string" office:string-value="1520/1540">
            <text:p>1520/154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15PNunEFMdC01">
            <text:p>Por1615PNunEFMdC01</text:p>
          </table:table-cell>
          <table:table-cell office:value-type="string" office:string-value="Portugal">
            <text:p>Portugal</text:p>
          </table:table-cell>
          <table:table-cell office:value-type="string" office:string-value="1610/1630">
            <text:p>1610/163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15PNunEFMdC02">
            <text:p>Por1615PNunEFMdC02</text:p>
          </table:table-cell>
          <table:table-cell office:value-type="string" office:string-value="Portugal">
            <text:p>Portugal</text:p>
          </table:table-cell>
          <table:table-cell office:value-type="string" office:string-value="1610/1630">
            <text:p>1610/163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30GLopMMIPO">
            <text:p>Por1530GLopMMIPO</text:p>
          </table:table-cell>
          <table:table-cell office:value-type="string" office:string-value="Portugal">
            <text:p>Portugal</text:p>
          </table:table-cell>
          <table:table-cell office:value-type="string" office:string-value="1520/1550">
            <text:p>1520/155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90DTeixAdCosMMIPO">
            <text:p>Por1590DTeixAdCosMMIPO</text:p>
          </table:table-cell>
          <table:table-cell office:value-type="string" office:string-value="Portugal">
            <text:p>Portugal</text:p>
          </table:table-cell>
          <table:table-cell office:value-type="string" office:string-value="1580/1600">
            <text:p>1580/160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5CdCoMMIPO">
            <text:p>PBa1515CdCoMMIPO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515/1517">
            <text:p>1515/1517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91DTeixMMIPO01">
            <text:p>Por1591DTeixMMIPO01</text:p>
          </table:table-cell>
          <table:table-cell office:value-type="string" office:string-value="Portugal">
            <text:p>Portugal</text:p>
          </table:table-cell>
          <table:table-cell office:value-type="string" office:string-value="1591/1592">
            <text:p>1591/1592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91DTeixMMIPO02">
            <text:p>Por1591DTeixMMIPO02</text:p>
          </table:table-cell>
          <table:table-cell office:value-type="string" office:string-value="Portugal">
            <text:p>Portugal</text:p>
          </table:table-cell>
          <table:table-cell office:value-type="string" office:string-value="1591/1592">
            <text:p>1591/1592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91DTeixMMIPO03">
            <text:p>Por1591DTeixMMIPO03</text:p>
          </table:table-cell>
          <table:table-cell office:value-type="string" office:string-value="Portugal">
            <text:p>Portugal</text:p>
          </table:table-cell>
          <table:table-cell office:value-type="string" office:string-value="1591/1592">
            <text:p>1591/1592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47JAyaMNSR">
            <text:p>Por1647JAyaMNSR</text:p>
          </table:table-cell>
          <table:table-cell office:value-type="string" office:string-value="Portugal">
            <text:p>Portugal</text:p>
          </table:table-cell>
          <table:table-cell office:value-type="string" office:string-value="1646/1648">
            <text:p>1646/1648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FCarloMNSR">
            <text:p>Por1520FCarloMNSR</text:p>
          </table:table-cell>
          <table:table-cell office:value-type="string" office:string-value="Portugal">
            <text:p>Portugal</text:p>
          </table:table-cell>
          <table:table-cell office:value-type="string" office:string-value="1510/1530">
            <text:p>1510/153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WMuelMNSR">
            <text:p>PBa1500WMuelMNSR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475/1525">
            <text:p>1475/1525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1VFernaMNSR01">
            <text:p>Por1511VFernaMNSR01</text:p>
          </table:table-cell>
          <table:table-cell office:value-type="string" office:string-value="Portugal">
            <text:p>Portugal</text:p>
          </table:table-cell>
          <table:table-cell office:value-type="string" office:string-value="1511/1515">
            <text:p>1511/1515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1VFernaMNSR02">
            <text:p>Por1511VFernaMNSR02</text:p>
          </table:table-cell>
          <table:table-cell office:value-type="string" office:string-value="Portugal">
            <text:p>Portugal</text:p>
          </table:table-cell>
          <table:table-cell office:value-type="string" office:string-value="1511/1515">
            <text:p>1511/1515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AnoMNSR01">
            <text:p>Por1500AnoMNSR01</text:p>
          </table:table-cell>
          <table:table-cell office:value-type="string" office:string-value="Japon">
            <text:p>Japon</text:p>
          </table:table-cell>
          <table:table-cell office:value-type="string" office:string-value="1573/1603">
            <text:p>1573/1603</text:p>
          </table:table-cell>
          <table:table-cell office:value-type="string" office:string-value="Japon">
            <text:p>Japon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E1600AnoMNSR">
            <text:p>PBE1600AnoMNSR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string" office:string-value="1575/1700">
            <text:p>1575/1700</text:p>
          </table:table-cell>
          <table:table-cell office:value-type="string" office:string-value="Pays-Bas espagnols (XVIIᵉ s)">
            <text:p>Pays-Bas espagnols (XVI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AnoMNSR02">
            <text:p>Por1500AnoMNSR02</text:p>
          </table:table-cell>
          <table:table-cell office:value-type="string" office:string-value="Portugal">
            <text:p>Portugal</text:p>
          </table:table-cell>
          <table:table-cell office:value-type="string" office:string-value="1475/1600">
            <text:p>1475/160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MNAA01">
            <text:p>Por1508FHenrMNAA01</text:p>
          </table:table-cell>
          <table:table-cell office:value-type="string" office:string-value="Portugal">
            <text:p>Portugal</text:p>
          </table:table-cell>
          <table:table-cell office:value-type="string" office:string-value="1508/1511">
            <text:p>1508/151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MNAA02">
            <text:p>Por1508FHenrMNAA02</text:p>
          </table:table-cell>
          <table:table-cell office:value-type="string" office:string-value="Portugal">
            <text:p>Portugal</text:p>
          </table:table-cell>
          <table:table-cell office:value-type="string" office:string-value="1508/1511">
            <text:p>1508/151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MNAA03">
            <text:p>Por1508FHenrMNAA03</text:p>
          </table:table-cell>
          <table:table-cell office:value-type="string" office:string-value="Portugal">
            <text:p>Portugal</text:p>
          </table:table-cell>
          <table:table-cell office:value-type="string" office:string-value="1508/1511">
            <text:p>1508/151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MNAA04">
            <text:p>Por1508FHenrMNAA04</text:p>
          </table:table-cell>
          <table:table-cell office:value-type="string" office:string-value="Portugal">
            <text:p>Portugal</text:p>
          </table:table-cell>
          <table:table-cell office:value-type="string" office:string-value="1508/1511">
            <text:p>1508/151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MNAA05">
            <text:p>Por1508FHenrMNAA05</text:p>
          </table:table-cell>
          <table:table-cell office:value-type="string" office:string-value="Portugal">
            <text:p>Portugal</text:p>
          </table:table-cell>
          <table:table-cell office:value-type="string" office:string-value="1508/1512">
            <text:p>1508/1512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5JAfoMNAA01">
            <text:p>Por1515JAfoMNAA01</text:p>
          </table:table-cell>
          <table:table-cell office:value-type="string" office:string-value="Portugal">
            <text:p>Portugal</text:p>
          </table:table-cell>
          <table:table-cell office:value-type="string" office:string-value="1515/1515">
            <text:p>1515/1515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5JAfoMNAA02">
            <text:p>Por1515JAfoMNAA02</text:p>
          </table:table-cell>
          <table:table-cell office:value-type="string" office:string-value="Portugal">
            <text:p>Portugal</text:p>
          </table:table-cell>
          <table:table-cell office:value-type="string" office:string-value="1515/1515">
            <text:p>1515/1515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5JAfoMNAA03">
            <text:p>Por1515JAfoMNAA03</text:p>
          </table:table-cell>
          <table:table-cell office:value-type="string" office:string-value="Portugal">
            <text:p>Portugal</text:p>
          </table:table-cell>
          <table:table-cell office:value-type="string" office:string-value="1515/1515">
            <text:p>1515/1515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5JAfoMNAA04">
            <text:p>Por1515JAfoMNAA04</text:p>
          </table:table-cell>
          <table:table-cell office:value-type="string" office:string-value="Portugal">
            <text:p>Portugal</text:p>
          </table:table-cell>
          <table:table-cell office:value-type="string" office:string-value="1515/1515">
            <text:p>1515/1515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5JAfoMNAA05">
            <text:p>Por1515JAfoMNAA05</text:p>
          </table:table-cell>
          <table:table-cell office:value-type="string" office:string-value="Portugal">
            <text:p>Portugal</text:p>
          </table:table-cell>
          <table:table-cell office:value-type="string" office:string-value="1515/1515">
            <text:p>1515/1515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5JAfoMNAA06">
            <text:p>Por1515JAfoMNAA06</text:p>
          </table:table-cell>
          <table:table-cell office:value-type="string" office:string-value="Portugal">
            <text:p>Portugal</text:p>
          </table:table-cell>
          <table:table-cell office:value-type="string" office:string-value="1515/1515">
            <text:p>1515/1515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5JAfoMNAA07">
            <text:p>Por1515JAfoMNAA07</text:p>
          </table:table-cell>
          <table:table-cell office:value-type="string" office:string-value="Portugal">
            <text:p>Portugal</text:p>
          </table:table-cell>
          <table:table-cell office:value-type="string" office:string-value="1515/1515">
            <text:p>1515/1515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MNAA06">
            <text:p>Por1508FHenrMNAA06</text:p>
          </table:table-cell>
          <table:table-cell office:value-type="string" office:string-value="Portugal">
            <text:p>Portugal</text:p>
          </table:table-cell>
          <table:table-cell office:value-type="string" office:string-value="1508/1512">
            <text:p>1508/1512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AnoMNAA01">
            <text:p>Por1520AnoMNAA01</text:p>
          </table:table-cell>
          <table:table-cell office:value-type="string" office:string-value="Portugal">
            <text:p>Portugal</text:p>
          </table:table-cell>
          <table:table-cell office:value-type="string" office:string-value="1510/1530">
            <text:p>1510/153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5MdLouMNAA">
            <text:p>Por1515MdLouMNAA</text:p>
          </table:table-cell>
          <table:table-cell office:value-type="string" office:string-value="Portugal">
            <text:p>Portugal</text:p>
          </table:table-cell>
          <table:table-cell office:value-type="string" office:string-value="1515/1518">
            <text:p>1515/1518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3GLopMNAA01">
            <text:p>Por1523GLopMNAA01</text:p>
          </table:table-cell>
          <table:table-cell office:value-type="string" office:string-value="Portugal">
            <text:p>Portugal</text:p>
          </table:table-cell>
          <table:table-cell office:value-type="string" office:string-value="1522/1528">
            <text:p>1522/1528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3GLopMNAA02">
            <text:p>Por1523GLopMNAA02</text:p>
          </table:table-cell>
          <table:table-cell office:value-type="string" office:string-value="Portugal">
            <text:p>Portugal</text:p>
          </table:table-cell>
          <table:table-cell office:value-type="string" office:string-value="1522/1528">
            <text:p>1522/1528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3GLopMNAA03">
            <text:p>Por1523GLopMNAA03</text:p>
          </table:table-cell>
          <table:table-cell office:value-type="string" office:string-value="Portugal">
            <text:p>Portugal</text:p>
          </table:table-cell>
          <table:table-cell office:value-type="string" office:string-value="1522/1528">
            <text:p>1522/1528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3GLopMNAA04">
            <text:p>Por1523GLopMNAA04</text:p>
          </table:table-cell>
          <table:table-cell office:value-type="string" office:string-value="Portugal">
            <text:p>Portugal</text:p>
          </table:table-cell>
          <table:table-cell office:value-type="string" office:string-value="1522/1528">
            <text:p>1522/1528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3GLopMNAA05">
            <text:p>Por1523GLopMNAA05</text:p>
          </table:table-cell>
          <table:table-cell office:value-type="string" office:string-value="Portugal">
            <text:p>Portugal</text:p>
          </table:table-cell>
          <table:table-cell office:value-type="string" office:string-value="1522/1528">
            <text:p>1522/1528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3GLopMNAA06">
            <text:p>Por1523GLopMNAA06</text:p>
          </table:table-cell>
          <table:table-cell office:value-type="string" office:string-value="Portugal">
            <text:p>Portugal</text:p>
          </table:table-cell>
          <table:table-cell office:value-type="string" office:string-value="1522/1528">
            <text:p>1522/1528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3GLopMNAA07">
            <text:p>Por1523GLopMNAA07</text:p>
          </table:table-cell>
          <table:table-cell office:value-type="string" office:string-value="Portugal">
            <text:p>Portugal</text:p>
          </table:table-cell>
          <table:table-cell office:value-type="string" office:string-value="1522/1528">
            <text:p>1522/1528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3GLopMNAA08">
            <text:p>Por1523GLopMNAA08</text:p>
          </table:table-cell>
          <table:table-cell office:value-type="string" office:string-value="Portugal">
            <text:p>Portugal</text:p>
          </table:table-cell>
          <table:table-cell office:value-type="string" office:string-value="1522/1528">
            <text:p>1522/1528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3GLopMNAA09">
            <text:p>Por1523GLopMNAA09</text:p>
          </table:table-cell>
          <table:table-cell office:value-type="string" office:string-value="Portugal">
            <text:p>Portugal</text:p>
          </table:table-cell>
          <table:table-cell office:value-type="string" office:string-value="1522/1528">
            <text:p>1522/1528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9FCarloMNAA">
            <text:p>Por1529FCarloMNAA</text:p>
          </table:table-cell>
          <table:table-cell office:value-type="string" office:string-value="Portugal">
            <text:p>Portugal</text:p>
          </table:table-cell>
          <table:table-cell office:value-type="string" office:string-value="1529/1529">
            <text:p>1529/1529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FCarloMNAA01">
            <text:p>Por1520FCarloMNAA01</text:p>
          </table:table-cell>
          <table:table-cell office:value-type="string" office:string-value="Portugal">
            <text:p>Portugal</text:p>
          </table:table-cell>
          <table:table-cell office:value-type="string" office:string-value="1510/1540">
            <text:p>1510/154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FCarloMNAA02">
            <text:p>Por1520FCarloMNAA02</text:p>
          </table:table-cell>
          <table:table-cell office:value-type="string" office:string-value="Portugal">
            <text:p>Portugal</text:p>
          </table:table-cell>
          <table:table-cell office:value-type="string" office:string-value="1510/1540">
            <text:p>1510/154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FCarloMNAA03">
            <text:p>Por1520FCarloMNAA03</text:p>
          </table:table-cell>
          <table:table-cell office:value-type="string" office:string-value="Portugal">
            <text:p>Portugal</text:p>
          </table:table-cell>
          <table:table-cell office:value-type="string" office:string-value="1510/1540">
            <text:p>1510/154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FCarloMNAA04">
            <text:p>Por1520FCarloMNAA04</text:p>
          </table:table-cell>
          <table:table-cell office:value-type="string" office:string-value="Portugal">
            <text:p>Portugal</text:p>
          </table:table-cell>
          <table:table-cell office:value-type="string" office:string-value="1510/1540">
            <text:p>1510/154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5VFernaMNAA">
            <text:p>Por1525VFernaMNAA</text:p>
          </table:table-cell>
          <table:table-cell office:value-type="string" office:string-value="Portugal">
            <text:p>Portugal</text:p>
          </table:table-cell>
          <table:table-cell office:value-type="string" office:string-value="1520/1530">
            <text:p>1520/153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VGilMNAA">
            <text:p>Por1520VGilMNAA</text:p>
          </table:table-cell>
          <table:table-cell office:value-type="string" office:string-value="Portugal">
            <text:p>Portugal</text:p>
          </table:table-cell>
          <table:table-cell office:value-type="string" office:string-value="1510/1530">
            <text:p>1510/153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1FigueMNAA">
            <text:p>Por1521FigueMNAA</text:p>
          </table:table-cell>
          <table:table-cell office:value-type="string" office:string-value="Portugal">
            <text:p>Portugal</text:p>
          </table:table-cell>
          <table:table-cell office:value-type="string" office:string-value="1521/1530">
            <text:p>1521/153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AnoMNAA01">
            <text:p>PBa1500AnoMNAA01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475/1525">
            <text:p>1475/1525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AnoMNAA02">
            <text:p>PBa1500AnoMNAA02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475/1525">
            <text:p>1475/1525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AnoMNAA03">
            <text:p>PBa1500AnoMNAA03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475/1525">
            <text:p>1475/1525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MNAA01">
            <text:p>Ita1500AnoMNAA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5/1525">
            <text:p>1475/1525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CsSMNAA">
            <text:p>Ita1510CsSMNAA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0/1520">
            <text:p>1500/152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5LMaMNAA">
            <text:p>Ita1515LMaMNAA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10/1520">
            <text:p>1510/152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MNAA02">
            <text:p>Ita1500AnoMNAA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5/1525">
            <text:p>1475/1525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0QMetMNAA">
            <text:p>PBa1510QMetMNAA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500/1517">
            <text:p>1500/1517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0AnoMNAA01">
            <text:p>PBa1520AnoMNAA01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500/1508">
            <text:p>1500/1508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50AnoMNAA01">
            <text:p>PBa1550AnoMNAA01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525/1575">
            <text:p>1525/1575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602AlloMNAA">
            <text:p>Ita1602AlloMNAA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602/1602">
            <text:p>1602/1602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0MGrossPraCSA">
            <text:p>SEm1490MGrossPraCSA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490/1499">
            <text:p>1490/1499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80AnoPraCSA">
            <text:p>SEm1480AnoPraCSA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480/1498">
            <text:p>1480/1498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40MIWPraCSA">
            <text:p>SEm1540MIWPraCSA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45/1547">
            <text:p>1545/1547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92DTeixMMIPO">
            <text:p>Por1592DTeixMMIPO</text:p>
          </table:table-cell>
          <table:table-cell office:value-type="string" office:string-value="Portugal">
            <text:p>Portugal</text:p>
          </table:table-cell>
          <table:table-cell office:value-type="string" office:string-value="1592/1592">
            <text:p>1592/1592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08AnoMMIPO">
            <text:p>Por1608AnoMMIPO</text:p>
          </table:table-cell>
          <table:table-cell office:value-type="string" office:string-value="Portugal">
            <text:p>Portugal</text:p>
          </table:table-cell>
          <table:table-cell office:value-type="string" office:string-value="1608/1570">
            <text:p>1608/157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0MLAPraCSA01">
            <text:p>SEm1500MLAPraCSA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475/1525">
            <text:p>1475/1525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LCaPraCSA">
            <text:p>SEm1520LCaPraCSA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20/1525">
            <text:p>1520/1525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GHerlPraCSA">
            <text:p>SEm1520GHerlPraCSA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10/1530">
            <text:p>1510/1530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0MLAPraCSA02">
            <text:p>SEm1500MLAPraCSA02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475/1525">
            <text:p>1475/1525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MLAPraCSA01">
            <text:p>SEm1515MLAPraCSA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10/1520">
            <text:p>1510/1520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MLAPraCSA02">
            <text:p>SEm1515MLAPraCSA02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10/1520">
            <text:p>1510/1520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5AAlPraCSA">
            <text:p>SEm1525AAlPraCSA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20/1530">
            <text:p>1520/1530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2LCaPraCSA">
            <text:p>SEm1512LCaPraCSA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12/1516">
            <text:p>1512/1516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0MHKAPraCSA">
            <text:p>SEm1500MHKAPraCSA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475/1525">
            <text:p>1475/1525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0AnoPraCSA01">
            <text:p>SEm1510AnoPraCSA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00/1520">
            <text:p>1500/1520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475AnoMNAA01">
            <text:p>PBa1475AnoMNAA01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475/1500">
            <text:p>1475/1500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AnoMNAA04">
            <text:p>PBa1500AnoMNAA04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475/1525">
            <text:p>1475/1525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475AnoMNAA02">
            <text:p>PBa1475AnoMNAA02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475/1500">
            <text:p>1475/1500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AnoMNAA05">
            <text:p>PBa1500AnoMNAA05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485/1515">
            <text:p>1485/1515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AnoMNAA06">
            <text:p>PBa1500AnoMNAA06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475/1525">
            <text:p>1475/1525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AnoMNAA07">
            <text:p>PBa1500AnoMNAA07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475/1525">
            <text:p>1475/1525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490AnoMNAA">
            <text:p>Esp1490AnoMNAA</text:p>
          </table:table-cell>
          <table:table-cell office:value-type="string" office:string-value="Espagne">
            <text:p>Espagne</text:p>
          </table:table-cell>
          <table:table-cell office:value-type="string" office:string-value="1480/1500">
            <text:p>1480/1500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495AnoMNAA">
            <text:p>Esp1495AnoMNAA</text:p>
          </table:table-cell>
          <table:table-cell office:value-type="string" office:string-value="Espagne">
            <text:p>Espagne</text:p>
          </table:table-cell>
          <table:table-cell office:value-type="string" office:string-value="1490/1520">
            <text:p>1490/1520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AnoMNAA01">
            <text:p>Esp1500AnoMNAA01</text:p>
          </table:table-cell>
          <table:table-cell office:value-type="string" office:string-value="Espagne">
            <text:p>Espagne</text:p>
          </table:table-cell>
          <table:table-cell office:value-type="string" office:string-value="1475/1525">
            <text:p>1475/1525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AnoMNAA02">
            <text:p>Esp1500AnoMNAA02</text:p>
          </table:table-cell>
          <table:table-cell office:value-type="string" office:string-value="Espagne">
            <text:p>Espagne</text:p>
          </table:table-cell>
          <table:table-cell office:value-type="string" office:string-value="1475/1525">
            <text:p>1475/1525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AnoMNAA03">
            <text:p>Esp1500AnoMNAA03</text:p>
          </table:table-cell>
          <table:table-cell office:value-type="string" office:string-value="Espagne">
            <text:p>Espagne</text:p>
          </table:table-cell>
          <table:table-cell office:value-type="string" office:string-value="1475/1525">
            <text:p>1475/1525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AnoMNAA04">
            <text:p>Esp1500AnoMNAA04</text:p>
          </table:table-cell>
          <table:table-cell office:value-type="string" office:string-value="Espagne">
            <text:p>Espagne</text:p>
          </table:table-cell>
          <table:table-cell office:value-type="string" office:string-value="1475/1525">
            <text:p>1475/1525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9QMetMNAA01">
            <text:p>PBa1509QMetMNAA01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509/1511">
            <text:p>1509/151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9QMetMNAA02">
            <text:p>PBa1509QMetMNAA02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509/1511">
            <text:p>1509/151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9QMetMNAA03">
            <text:p>PBa1509QMetMNAA03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509/1511">
            <text:p>1509/151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0AnoMNAA">
            <text:p>PBa1520AnoMNAA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510/1525">
            <text:p>1510/1525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0MLAPraCSA01">
            <text:p>SEm1510MLAPraCSA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10/1525">
            <text:p>1510/1525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PraCh">
            <text:p>Ita1500AnoPraCh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0/1525">
            <text:p>1500/1525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75VeroPraCh">
            <text:p>Ita1575VeroPraCh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70/1580">
            <text:p>1570/158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540HHJPraCh">
            <text:p>Ang1540HHJPraCh</text:p>
          </table:table-cell>
          <table:table-cell office:value-type="string" office:string-value="Angleterre">
            <text:p>Angleterre</text:p>
          </table:table-cell>
          <table:table-cell office:value-type="string" office:string-value="1530/1550">
            <text:p>1530/1550</text:p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MOstenPraCh">
            <text:p>SEm1520MOstenPraCh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20/1559">
            <text:p>1520/1559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470GonNuMNAA01">
            <text:p>Por1470GonNuMNAA01</text:p>
          </table:table-cell>
          <table:table-cell office:value-type="string" office:string-value="Portugal">
            <text:p>Portugal</text:p>
          </table:table-cell>
          <table:table-cell office:value-type="string" office:string-value="1460/1500">
            <text:p>1460/150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470GonNuMNAA02">
            <text:p>Por1470GonNuMNAA02</text:p>
          </table:table-cell>
          <table:table-cell office:value-type="string" office:string-value="Portugal">
            <text:p>Portugal</text:p>
          </table:table-cell>
          <table:table-cell office:value-type="string" office:string-value="1460/1500">
            <text:p>1460/150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37VazMNAA">
            <text:p>Por1537VazMNAA</text:p>
          </table:table-cell>
          <table:table-cell office:value-type="string" office:string-value="Portugal">
            <text:p>Portugal</text:p>
          </table:table-cell>
          <table:table-cell office:value-type="string" office:string-value="1540/1560">
            <text:p>1540/156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FigueMNAA01">
            <text:p>Por1520FigueMNAA01</text:p>
          </table:table-cell>
          <table:table-cell office:value-type="string" office:string-value="Portugal">
            <text:p>Portugal</text:p>
          </table:table-cell>
          <table:table-cell office:value-type="string" office:string-value="1510/1540">
            <text:p>1510/154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AnoMNAA01">
            <text:p>Por1500AnoMNAA01</text:p>
          </table:table-cell>
          <table:table-cell office:value-type="string" office:string-value="Portugal">
            <text:p>Portugal</text:p>
          </table:table-cell>
          <table:table-cell office:value-type="string" office:string-value="1475/1600">
            <text:p>1475/160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40AnoMNAA01">
            <text:p>Por1540AnoMNAA01</text:p>
          </table:table-cell>
          <table:table-cell office:value-type="string" office:string-value="Portugal">
            <text:p>Portugal</text:p>
          </table:table-cell>
          <table:table-cell office:value-type="string" office:string-value="1530/1575">
            <text:p>1530/1575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5JAfoMNAA08">
            <text:p>Por1515JAfoMNAA08</text:p>
          </table:table-cell>
          <table:table-cell office:value-type="string" office:string-value="Portugal">
            <text:p>Portugal</text:p>
          </table:table-cell>
          <table:table-cell office:value-type="string" office:string-value="1515/1515">
            <text:p>1515/1515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50AnoMNAA01">
            <text:p>Por1550AnoMNAA01</text:p>
          </table:table-cell>
          <table:table-cell office:value-type="string" office:string-value="Portugal">
            <text:p>Portugal</text:p>
          </table:table-cell>
          <table:table-cell office:value-type="string" office:string-value="1520/1550">
            <text:p>1520/155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50AnoMNAA02">
            <text:p>Por1550AnoMNAA02</text:p>
          </table:table-cell>
          <table:table-cell office:value-type="string" office:string-value="Portugal">
            <text:p>Portugal</text:p>
          </table:table-cell>
          <table:table-cell office:value-type="string" office:string-value="1520/1550">
            <text:p>1520/155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0GranASH01">
            <text:p>Ita1520GranASH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0/1527">
            <text:p>1500/1527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20GranASH02">
            <text:p>Ita1520GranASH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0/1527">
            <text:p>1500/1527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0AnoASH">
            <text:p>SEm1490AnoASH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471/1500">
            <text:p>1471/1500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0AnoASH">
            <text:p>PBa1520AnoASH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480/1530">
            <text:p>1480/1530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AnoASH">
            <text:p>PBa1500AnoASH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475/1600">
            <text:p>1475/1600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55VenuASH">
            <text:p>Ita1555VenuASH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40/1575">
            <text:p>1540/1575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4HSchASH">
            <text:p>SEm1514HSchASH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14/1514">
            <text:p>1514/1514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41SellCCO">
            <text:p>Ita1441SellCCO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55/1493">
            <text:p>1455/1493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66RGarbCCO">
            <text:p>Ita1466RGarbCCO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0/1524">
            <text:p>1470/1524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80LMaCCO">
            <text:p>Ita1480LMaCCO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75/1530">
            <text:p>1475/153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9AnoMNAA01">
            <text:p>Por1519AnoMNAA01</text:p>
          </table:table-cell>
          <table:table-cell office:value-type="string" office:string-value="Portugal">
            <text:p>Portugal</text:p>
          </table:table-cell>
          <table:table-cell office:value-type="string" office:string-value="1518/1520">
            <text:p>1518/152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49Md1MNAA">
            <text:p>Por1549Md1MNAA</text:p>
          </table:table-cell>
          <table:table-cell office:value-type="string" office:string-value="Portugal">
            <text:p>Portugal</text:p>
          </table:table-cell>
          <table:table-cell office:value-type="string" office:string-value="1549/1549">
            <text:p>1549/1549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AnoMNAA02">
            <text:p>Por1520AnoMNAA02</text:p>
          </table:table-cell>
          <table:table-cell office:value-type="string" office:string-value="Portugal">
            <text:p>Portugal</text:p>
          </table:table-cell>
          <table:table-cell office:value-type="string" office:string-value="1510/1540">
            <text:p>1510/154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19AnoMNAA02">
            <text:p>Por1519AnoMNAA02</text:p>
          </table:table-cell>
          <table:table-cell office:value-type="string" office:string-value="Portugal">
            <text:p>Portugal</text:p>
          </table:table-cell>
          <table:table-cell office:value-type="string" office:string-value="1518/1520">
            <text:p>1518/152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35GLopMNAA">
            <text:p>Por1535GLopMNAA</text:p>
          </table:table-cell>
          <table:table-cell office:value-type="string" office:string-value="Portugal">
            <text:p>Portugal</text:p>
          </table:table-cell>
          <table:table-cell office:value-type="string" office:string-value="1530/1540">
            <text:p>1530/154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AnoMNAA02">
            <text:p>Por1500AnoMNAA02</text:p>
          </table:table-cell>
          <table:table-cell office:value-type="string" office:string-value="Portugal">
            <text:p>Portugal</text:p>
          </table:table-cell>
          <table:table-cell office:value-type="string" office:string-value="1475/1525">
            <text:p>1475/1525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30AnoMNAA01">
            <text:p>Por1530AnoMNAA01</text:p>
          </table:table-cell>
          <table:table-cell office:value-type="string" office:string-value="Portugal">
            <text:p>Portugal</text:p>
          </table:table-cell>
          <table:table-cell office:value-type="string" office:string-value="1520/1550">
            <text:p>1520/155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40AnoMNAA02">
            <text:p>Por1540AnoMNAA02</text:p>
          </table:table-cell>
          <table:table-cell office:value-type="string" office:string-value="Portugal">
            <text:p>Portugal</text:p>
          </table:table-cell>
          <table:table-cell office:value-type="string" office:string-value="1530/1560">
            <text:p>1530/156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8FHenrMNAA07">
            <text:p>Por1508FHenrMNAA07</text:p>
          </table:table-cell>
          <table:table-cell office:value-type="string" office:string-value="Portugal">
            <text:p>Portugal</text:p>
          </table:table-cell>
          <table:table-cell office:value-type="string" office:string-value="1508/1511">
            <text:p>1508/1511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08DLPMNAA">
            <text:p>Por1608DLPMNAA</text:p>
          </table:table-cell>
          <table:table-cell office:value-type="string" office:string-value="Portugal">
            <text:p>Portugal</text:p>
          </table:table-cell>
          <table:table-cell office:value-type="string" office:string-value="1608/1608">
            <text:p>1608/1608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00AnoMNAA01">
            <text:p>Por1600AnoMNAA01</text:p>
          </table:table-cell>
          <table:table-cell office:value-type="string" office:string-value="Portugal">
            <text:p>Portugal</text:p>
          </table:table-cell>
          <table:table-cell office:value-type="string" office:string-value="1575/1700">
            <text:p>1575/170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50AnoMNAA02">
            <text:p>PBa1550AnoMNAA02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525/1575">
            <text:p>1525/1575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AnoMNAA08">
            <text:p>PBa1500AnoMNAA08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542/1590">
            <text:p>1542/1590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0AnoMNAA09">
            <text:p>PBa1500AnoMNAA09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475/1530">
            <text:p>1475/1530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600AnoMNAA">
            <text:p>Esp1600AnoMNAA</text:p>
          </table:table-cell>
          <table:table-cell office:value-type="string" office:string-value="Espagne">
            <text:p>Espagne</text:p>
          </table:table-cell>
          <table:table-cell office:value-type="string" office:string-value="1575/1700">
            <text:p>1575/1700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AnoMNAA03">
            <text:p>Por1500AnoMNAA03</text:p>
          </table:table-cell>
          <table:table-cell office:value-type="string" office:string-value="Portugal">
            <text:p>Portugal</text:p>
          </table:table-cell>
          <table:table-cell office:value-type="string" office:string-value="1475/1550">
            <text:p>1475/155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50FdHMNAA">
            <text:p>Por1550FdHMNAA</text:p>
          </table:table-cell>
          <table:table-cell office:value-type="string" office:string-value="Portugal">
            <text:p>Portugal</text:p>
          </table:table-cell>
          <table:table-cell office:value-type="string" office:string-value="1525/1554">
            <text:p>1525/1554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40AnoMNAA03">
            <text:p>Por1540AnoMNAA03</text:p>
          </table:table-cell>
          <table:table-cell office:value-type="string" office:string-value="Portugal">
            <text:p>Portugal</text:p>
          </table:table-cell>
          <table:table-cell office:value-type="string" office:string-value="1530/1575">
            <text:p>1530/1575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40AnoMNAA04">
            <text:p>Por1540AnoMNAA04</text:p>
          </table:table-cell>
          <table:table-cell office:value-type="string" office:string-value="Portugal">
            <text:p>Portugal</text:p>
          </table:table-cell>
          <table:table-cell office:value-type="string" office:string-value="1530/1575">
            <text:p>1530/1575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AnoMNAA05">
            <text:p>Esp1500AnoMNAA05</text:p>
          </table:table-cell>
          <table:table-cell office:value-type="string" office:string-value="Espagne">
            <text:p>Espagne</text:p>
          </table:table-cell>
          <table:table-cell office:value-type="string" office:string-value="1475/1600">
            <text:p>1475/1600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FigueMNAA">
            <text:p>Por1500FigueMNAA</text:p>
          </table:table-cell>
          <table:table-cell office:value-type="string" office:string-value="Portugal">
            <text:p>Portugal</text:p>
          </table:table-cell>
          <table:table-cell office:value-type="string" office:string-value="1475/1540">
            <text:p>1475/154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20AnoMNAA03">
            <text:p>Por1520AnoMNAA03</text:p>
          </table:table-cell>
          <table:table-cell office:value-type="string" office:string-value="Portugal">
            <text:p>Portugal</text:p>
          </table:table-cell>
          <table:table-cell office:value-type="string" office:string-value="1510/1550">
            <text:p>1510/155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00PaivMNAA">
            <text:p>Por1600PaivMNAA</text:p>
          </table:table-cell>
          <table:table-cell office:value-type="string" office:string-value="Portugal">
            <text:p>Portugal</text:p>
          </table:table-cell>
          <table:table-cell office:value-type="string" office:string-value="1575/1640">
            <text:p>1575/164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700AnoMNAA01">
            <text:p>Ita1700AnoMNAA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675/1775">
            <text:p>1675/1775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MdSMNAA01">
            <text:p>Por1500MdSMNAA01</text:p>
          </table:table-cell>
          <table:table-cell office:value-type="string" office:string-value="Portugal">
            <text:p>Portugal</text:p>
          </table:table-cell>
          <table:table-cell office:value-type="string" office:string-value="1475/1600">
            <text:p>1475/160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MdSMNAA02">
            <text:p>Por1500MdSMNAA02</text:p>
          </table:table-cell>
          <table:table-cell office:value-type="string" office:string-value="Portugal">
            <text:p>Portugal</text:p>
          </table:table-cell>
          <table:table-cell office:value-type="string" office:string-value="1475/1600">
            <text:p>1475/160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MdSMNAA03">
            <text:p>Por1500MdSMNAA03</text:p>
          </table:table-cell>
          <table:table-cell office:value-type="string" office:string-value="Portugal">
            <text:p>Portugal</text:p>
          </table:table-cell>
          <table:table-cell office:value-type="string" office:string-value="1475/1600">
            <text:p>1475/160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MdSMNAA04">
            <text:p>Por1500MdSMNAA04</text:p>
          </table:table-cell>
          <table:table-cell office:value-type="string" office:string-value="Portugal">
            <text:p>Portugal</text:p>
          </table:table-cell>
          <table:table-cell office:value-type="string" office:string-value="1475/1600">
            <text:p>1475/160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MdSMNAA05">
            <text:p>Por1500MdSMNAA05</text:p>
          </table:table-cell>
          <table:table-cell office:value-type="string" office:string-value="Portugal">
            <text:p>Portugal</text:p>
          </table:table-cell>
          <table:table-cell office:value-type="string" office:string-value="1475/1600">
            <text:p>1475/160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00MdSMNAA06">
            <text:p>Por1500MdSMNAA06</text:p>
          </table:table-cell>
          <table:table-cell office:value-type="string" office:string-value="Portugal">
            <text:p>Portugal</text:p>
          </table:table-cell>
          <table:table-cell office:value-type="string" office:string-value="1475/1600">
            <text:p>1475/160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00AnoMNAA02">
            <text:p>Por1600AnoMNAA02</text:p>
          </table:table-cell>
          <table:table-cell office:value-type="string" office:string-value="Portugal">
            <text:p>Portugal</text:p>
          </table:table-cell>
          <table:table-cell office:value-type="string" office:string-value="1575/1700">
            <text:p>1575/170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00AnoMNAA03">
            <text:p>Por1600AnoMNAA03</text:p>
          </table:table-cell>
          <table:table-cell office:value-type="string" office:string-value="Portugal">
            <text:p>Portugal</text:p>
          </table:table-cell>
          <table:table-cell office:value-type="string" office:string-value="1575/1700">
            <text:p>1575/170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E1648JvKMNAA">
            <text:p>PBE1648JvKMNAA</text:p>
          </table:table-cell>
          <table:table-cell office:value-type="string" office:string-value="Portugal">
            <text:p>Portugal</text:p>
          </table:table-cell>
          <table:table-cell office:value-type="string" office:string-value="1648/1648">
            <text:p>1648/1648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05AnoMNAA">
            <text:p>PBa1505AnoMNAA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500/1540">
            <text:p>1500/1540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00AnoMNAA04">
            <text:p>Por1600AnoMNAA04</text:p>
          </table:table-cell>
          <table:table-cell office:value-type="string" office:string-value="Portugal">
            <text:p>Portugal</text:p>
          </table:table-cell>
          <table:table-cell office:value-type="string" office:string-value="1725/1800">
            <text:p>1725/180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600AnoMNAA">
            <text:p>Ita1600AnoMNAA</text:p>
          </table:table-cell>
          <table:table-cell office:value-type="string" office:string-value="Péninsule italienne (?)">
            <text:p>Péninsule italienne (?)</text:p>
          </table:table-cell>
          <table:table-cell office:value-type="string" office:string-value="1575/1700">
            <text:p>1575/170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Ita1525LMaMNAA">
            <text:p>Ita1525LMaMNAA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25/1525">
            <text:p>1525/1525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Esp1500AnoMNAA06">
            <text:p>Esp1500AnoMNAA06</text:p>
          </table:table-cell>
          <table:table-cell office:value-type="string" office:string-value="Espagne">
            <text:p>Espagne</text:p>
          </table:table-cell>
          <table:table-cell office:value-type="string" office:string-value="1460/1525">
            <text:p>1460/1525</text:p>
          </table:table-cell>
          <table:table-cell office:value-type="string" office:string-value="Espagne">
            <text:p>Espag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75MBOMNAA">
            <text:p>Por1575MBOMNAA</text:p>
          </table:table-cell>
          <table:table-cell office:value-type="string" office:string-value="Portugal">
            <text:p>Portugal</text:p>
          </table:table-cell>
          <table:table-cell office:value-type="string" office:string-value="1570/1600">
            <text:p>1570/160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537GFernaMNAA01">
            <text:p>Por1537GFernaMNAA01</text:p>
          </table:table-cell>
          <table:table-cell office:value-type="string" office:string-value="Portugal">
            <text:p>Portugal</text:p>
          </table:table-cell>
          <table:table-cell office:value-type="string" office:string-value="1537/1537">
            <text:p>1537/1537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or1600AnoMNAA05">
            <text:p>Por1600AnoMNAA05</text:p>
          </table:table-cell>
          <table:table-cell office:value-type="string" office:string-value="Portugal">
            <text:p>Portugal</text:p>
          </table:table-cell>
          <table:table-cell office:value-type="string" office:string-value="1575/1700">
            <text:p>1575/1700</text:p>
          </table:table-cell>
          <table:table-cell office:value-type="string" office:string-value="Portugal">
            <text:p>Portugal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s1600AnoMNAA">
            <text:p>As1600AnoMNAA</text:p>
          </table:table-cell>
          <table:table-cell office:value-type="string" office:string-value="Asie">
            <text:p>Asie</text:p>
          </table:table-cell>
          <table:table-cell office:value-type="string" office:string-value="1570/1620">
            <text:p>1570/1620</text:p>
          </table:table-cell>
          <table:table-cell office:value-type="string" office:string-value="Asie">
            <text:p>Asi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s1555AnoMNAA01">
            <text:p>As1555AnoMNAA01</text:p>
          </table:table-cell>
          <table:table-cell office:value-type="string" office:string-value="Asie">
            <text:p>Asie</text:p>
          </table:table-cell>
          <table:table-cell office:value-type="string" office:string-value="1550/1590">
            <text:p>1550/1590</text:p>
          </table:table-cell>
          <table:table-cell office:value-type="string" office:string-value="Asie">
            <text:p>Asi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s1555AnoMNAA02">
            <text:p>As1555AnoMNAA02</text:p>
          </table:table-cell>
          <table:table-cell office:value-type="string" office:string-value="Asie">
            <text:p>Asie</text:p>
          </table:table-cell>
          <table:table-cell office:value-type="string" office:string-value="1550/1590">
            <text:p>1550/1590</text:p>
          </table:table-cell>
          <table:table-cell office:value-type="string" office:string-value="Asie">
            <text:p>Asi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60CesuWall">
            <text:p>Ita1560CesuWall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50/1571">
            <text:p>1550/1571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545BettesTB">
            <text:p>Ang1545BettesTB</text:p>
          </table:table-cell>
          <table:table-cell office:value-type="string" office:string-value="Angleterre">
            <text:p>Angleterre</text:p>
          </table:table-cell>
          <table:table-cell office:value-type="string" office:string-value="1545/1545">
            <text:p>1545/1545</text:p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590AnoTB">
            <text:p>Ang1590AnoTB</text:p>
          </table:table-cell>
          <table:table-cell office:value-type="string" office:string-value="Angleterre">
            <text:p>Angleterre</text:p>
          </table:table-cell>
          <table:table-cell office:value-type="string" office:string-value="1580/1600">
            <text:p>1580/1600</text:p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0AnoDiBA">
            <text:p>Ita1500AnoDiBA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0/1550">
            <text:p>1500/155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78MRoCoDiBA01">
            <text:p>SEm1478MRoCoDiBA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478/1485">
            <text:p>1478/1485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78MRoCoDiBA02">
            <text:p>SEm1478MRoCoDiBA02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478/1485">
            <text:p>1478/1485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540AnoHoly">
            <text:p>Ang1540AnoHoly</text:p>
          </table:table-cell>
          <table:table-cell office:value-type="string" office:string-value="Angleterre">
            <text:p>Angleterre</text:p>
          </table:table-cell>
          <table:table-cell office:value-type="string" office:string-value="1570/1590">
            <text:p>1570/1590</text:p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Ang1610AnoHoly">
            <text:p>Ang1610AnoHoly</text:p>
          </table:table-cell>
          <table:table-cell office:value-type="string" office:string-value="Angleterre">
            <text:p>Angleterre</text:p>
          </table:table-cell>
          <table:table-cell office:value-type="string" office:string-value="1600/1650">
            <text:p>1600/1650</text:p>
          </table:table-cell>
          <table:table-cell office:value-type="string" office:string-value="Angleterre">
            <text:p>Angleterr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LCaPraCh">
            <text:p>SEm1520LCaPraCh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20/1522">
            <text:p>1520/1522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0AnoPraCSA02">
            <text:p>SEm1510AnoPraCSA02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00/1520">
            <text:p>1500/1520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0AnoPraCSA03">
            <text:p>SEm1510AnoPraCSA03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00/1520">
            <text:p>1500/1520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0MLAPraCSA02">
            <text:p>SEm1510MLAPraCSA02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00/1520">
            <text:p>1500/1520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0MLAPraCSA03">
            <text:p>SEm1510MLAPraCSA03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00/1520">
            <text:p>1500/1520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80MCoxPraPS">
            <text:p>PBa1580MCoxPraPS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530/1580">
            <text:p>1530/1580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1CaroPraPS">
            <text:p>Ita1501CaroPraPS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1/1550">
            <text:p>1501/155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0LCaPraPS01">
            <text:p>SEm1520LCaPraPS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20/1522">
            <text:p>1520/1522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25MIWPraPS">
            <text:p>SEm1525MIWPraPS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20/1530">
            <text:p>1520/1530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1MFLPraPS">
            <text:p>PBa1511MFLPraPS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511/1511">
            <text:p>1511/1511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7HWertPraPS">
            <text:p>SEm1517HWertPraPS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16/1518">
            <text:p>1516/1518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5BStriPraPS">
            <text:p>SEm1515BStriPraPS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15/1528">
            <text:p>1515/1528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482EngePraPS">
            <text:p>PBa1482EngePraPS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510/1527">
            <text:p>1510/1527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0HHAPraPS">
            <text:p>SEm1490HHAPraPS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480/1500">
            <text:p>1480/1500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9HHAPraPS01">
            <text:p>SEm1509HHAPraPS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09/1509">
            <text:p>1509/1509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9HHAPraPS02">
            <text:p>SEm1509HHAPraPS02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09/1509">
            <text:p>1509/1509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02PVenPraPS">
            <text:p>Ita1502PVenPraPS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02/1504">
            <text:p>1502/1504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5LBreaPraPSt01">
            <text:p>Ita1495LBreaPraPSt01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95/1500">
            <text:p>1495/150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495LBreaPraPSt02">
            <text:p>Ita1495LBreaPraPSt02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495/1500">
            <text:p>1495/1500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Ita1510DFerrPraPSt">
            <text:p>Ita1510DFerrPraPSt</text:p>
          </table:table-cell>
          <table:table-cell office:value-type="string" office:string-value="Péninsule italienne">
            <text:p>Péninsule italienne</text:p>
          </table:table-cell>
          <table:table-cell office:value-type="string" office:string-value="1510/1535">
            <text:p>1510/1535</text:p>
          </table:table-cell>
          <table:table-cell office:value-type="string" office:string-value="Péninsule italienne">
            <text:p>Péninsule italienne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482EngePraPSt">
            <text:p>PBa1482EngePraPSt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482/1527">
            <text:p>1482/1527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25AnoPraPSt">
            <text:p>PBa1525AnoPraPSt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520/1530">
            <text:p>1520/1530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510AnoPraPSt">
            <text:p>PBa1510AnoPraPSt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510/1520">
            <text:p>1510/1520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PBa1493MFrPraPSt">
            <text:p>PBa1493MFrPraPSt</text:p>
          </table:table-cell>
          <table:table-cell office:value-type="string" office:string-value="Pays-Bas (XVIᵉ s)">
            <text:p>Pays-Bas (XVIᵉ s)</text:p>
          </table:table-cell>
          <table:table-cell office:value-type="string" office:string-value="1493/1520">
            <text:p>1493/1520</text:p>
          </table:table-cell>
          <table:table-cell office:value-type="string" office:string-value="Pays-Bas (XVIᵉ s)">
            <text:p>Pays-Bas (XVIᵉ s)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06MGutJPraPSt">
            <text:p>SEm1506MGutJPraPSt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06/1532">
            <text:p>1506/1532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516HBGPraPSt">
            <text:p>SEm1516HBGPraPSt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516/1516">
            <text:p>1516/1516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9HRaphPraPSt01">
            <text:p>SEm1499HRaphPraPSt0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499/1499">
            <text:p>1499/1499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9HRaphPraPSt02">
            <text:p>SEm1499HRaphPraPSt02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499/1499">
            <text:p>1499/1499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9HRaphPraPSt03">
            <text:p>SEm1499HRaphPraPSt03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499/1499">
            <text:p>1499/1499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9HRaphPraPSt04">
            <text:p>SEm1499HRaphPraPSt04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499/1499">
            <text:p>1499/1499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9HRaphPraPSt05">
            <text:p>SEm1499HRaphPraPSt05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499/1499">
            <text:p>1499/1499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9HRaphPraPSt06">
            <text:p>SEm1499HRaphPraPSt06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499/1499">
            <text:p>1499/1499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9HRaphPraPSt07">
            <text:p>SEm1499HRaphPraPSt07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499/1499">
            <text:p>1499/1499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9HRaphPraPSt08">
            <text:p>SEm1499HRaphPraPSt08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499/1499">
            <text:p>1499/1499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9HRaphPraPSt09">
            <text:p>SEm1499HRaphPraPSt09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499/1499">
            <text:p>1499/1499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9HRaphPraPSt10">
            <text:p>SEm1499HRaphPraPSt10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499/1499">
            <text:p>1499/1499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9HRaphPraPSt11">
            <text:p>SEm1499HRaphPraPSt11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499/1499">
            <text:p>1499/1499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9HRaphPraPSt12">
            <text:p>SEm1499HRaphPraPSt12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499/1499">
            <text:p>1499/1499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  <table:table-row>
          <table:table-cell office:value-type="string" office:string-value="SEm1499HRaphPraPSt13">
            <text:p>SEm1499HRaphPraPSt13</text:p>
          </table:table-cell>
          <table:table-cell office:value-type="string" office:string-value="Pays germaniques">
            <text:p>Pays germaniques</text:p>
          </table:table-cell>
          <table:table-cell office:value-type="string" office:string-value="1499/1499">
            <text:p>1499/1499</text:p>
          </table:table-cell>
          <table:table-cell office:value-type="string" office:string-value="Pays germaniques">
            <text:p>Pays germaniques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xlink="http://www.w3.org/1999/xlink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xlink="http://www.w3.org/1999/xlink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